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4D60FB4967481DFF.png" manifest:media-type="image/png"/>
  <manifest:file-entry manifest:full-path="Pictures/10000000000004620000005817BE3ED7BC77107C.png" manifest:media-type="image/png"/>
  <manifest:file-entry manifest:full-path="Pictures/100000000000005E0000005E8E47BC7577BACEED.png" manifest:media-type="image/png"/>
  <manifest:file-entry manifest:full-path="Pictures/1000020100000A26000000EC250D21A87D7A55C4.png" manifest:media-type="image/png"/>
  <manifest:file-entry manifest:full-path="Pictures/1000000000000020000000204B249CA79A42C6D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Tahoma"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 svg:font-family="'Bitstream Vera Sans'" style:font-adornments="Gras" style:font-family-generic="swiss" style:font-pitch="variable"/>
    <style:font-face style:name="Bitstream Vera Sans1" svg:font-family="'Bitstream Vera Sans'" style:font-adornments="Oblique" style:font-family-generic="swiss" style:font-pitch="variable"/>
    <style:font-face style:name="Bitstream Vera Sans3" svg:font-family="'Bitstream Vera Sans'" style:font-adornments="Roman"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au1" style:family="table">
      <style:table-properties style:width="9.151cm" fo:margin-top="0cm" fo:margin-bottom="0cm" table:align="margins"/>
    </style:style>
    <style:style style:name="Tableau1.A" style:family="table-column">
      <style:table-column-properties style:column-width="1.307cm" style:rel-column-width="9362*"/>
    </style:style>
    <style:style style:name="Tableau1.G" style:family="table-column">
      <style:table-column-properties style:column-width="1.307cm" style:rel-column-width="9363*"/>
    </style:style>
    <style:style style:name="Tableau1.1" style:family="table-row">
      <style:table-row-properties style:row-height="0.801cm"/>
    </style:style>
    <style:style style:name="Tableau1.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1.B1" style:family="table-cell">
      <style:table-cell-properties style:vertical-align="middle" fo:padding="0.097cm" fo:border-left="0.5pt solid #000000" fo:border-right="none" fo:border-top="0.5pt solid #000000" fo:border-bottom="0.5pt solid #000000"/>
    </style:style>
    <style:style style:name="Tableau1.C1" style:family="table-cell">
      <style:table-cell-properties style:vertical-align="middle" fo:padding="0.097cm" fo:border-left="0.5pt solid #000000" fo:border-right="none" fo:border-top="0.5pt solid #000000" fo:border-bottom="0.5pt solid #000000"/>
    </style:style>
    <style:style style:name="Tableau1.D1" style:family="table-cell">
      <style:table-cell-properties style:vertical-align="middle" fo:padding="0.097cm" fo:border-left="0.5pt solid #000000" fo:border-right="none" fo:border-top="0.5pt solid #000000" fo:border-bottom="0.5pt solid #000000"/>
    </style:style>
    <style:style style:name="Tableau1.E1" style:family="table-cell">
      <style:table-cell-properties style:vertical-align="middle" fo:padding="0.097cm" fo:border-left="0.5pt solid #000000" fo:border-right="none" fo:border-top="0.5pt solid #000000" fo:border-bottom="0.5pt solid #000000"/>
    </style:style>
    <style:style style:name="Tableau1.F1" style:family="table-cell">
      <style:table-cell-properties style:vertical-align="middle" fo:padding="0.097cm" fo:border-left="0.5pt solid #000000" fo:border-right="none" fo:border-top="0.5pt solid #000000" fo:border-bottom="0.5pt solid #000000"/>
    </style:style>
    <style:style style:name="Tableau1.G1" style:family="table-cell">
      <style:table-cell-properties style:vertical-align="middle" fo:padding="0.097cm" fo:border="0.5pt solid #000000"/>
    </style:style>
    <style:style style:name="Tableau1.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1.B2" style:family="table-cell">
      <style:table-cell-properties style:vertical-align="middle" fo:padding="0.097cm" fo:border-left="0.5pt solid #000000" fo:border-right="none" fo:border-top="none" fo:border-bottom="0.5pt solid #000000"/>
    </style:style>
    <style:style style:name="Tableau1.C2" style:family="table-cell">
      <style:table-cell-properties style:vertical-align="middle" fo:padding="0.097cm" fo:border-left="0.5pt solid #000000" fo:border-right="none" fo:border-top="none" fo:border-bottom="0.5pt solid #000000"/>
    </style:style>
    <style:style style:name="Tableau1.D2" style:family="table-cell">
      <style:table-cell-properties style:vertical-align="middle" fo:padding="0.097cm" fo:border-left="0.5pt solid #000000" fo:border-right="none" fo:border-top="none" fo:border-bottom="0.5pt solid #000000"/>
    </style:style>
    <style:style style:name="Tableau1.E2" style:family="table-cell">
      <style:table-cell-properties style:vertical-align="middle" fo:padding="0.097cm" fo:border-left="0.5pt solid #000000" fo:border-right="none" fo:border-top="none" fo:border-bottom="0.5pt solid #000000"/>
    </style:style>
    <style:style style:name="Tableau1.F2" style:family="table-cell">
      <style:table-cell-properties style:vertical-align="middle" fo:padding="0.097cm" fo:border-left="0.5pt solid #000000" fo:border-right="none" fo:border-top="none" fo:border-bottom="0.5pt solid #000000"/>
    </style:style>
    <style:style style:name="Tableau1.G2" style:family="table-cell">
      <style:table-cell-properties style:vertical-align="middle" fo:padding="0.097cm" fo:border-left="0.5pt solid #000000" fo:border-right="0.5pt solid #000000" fo:border-top="none" fo:border-bottom="0.5pt solid #000000"/>
    </style:style>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style:font-name="Bitstream Vera Sans2"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Header">
      <style:text-properties fo:font-size="14pt" style:font-size-asian="14pt" style:font-size-complex="14pt"/>
    </style:style>
    <style:style style:name="P8" style:family="paragraph" style:parent-style-name="Header">
      <style:paragraph-properties fo:text-align="end" style:justify-single-word="false"/>
      <style:text-properties fo:font-size="12pt" style:font-size-asian="12pt" style:font-size-complex="12pt"/>
    </style:style>
    <style:style style:name="P9" style:family="paragraph" style:parent-style-name="Header">
      <style:text-properties fo:font-size="3pt" style:font-size-asian="4pt" style:font-size-complex="4pt"/>
    </style:style>
    <style:style style:name="P10" style:family="paragraph" style:parent-style-name="Standard">
      <style:text-properties fo:font-size="2pt" style:font-size-asian="2pt" style:font-size-complex="2pt"/>
    </style:style>
    <style:style style:name="P11" style:family="paragraph" style:parent-style-name="Standard">
      <style:text-properties fo:font-size="6pt" style:font-size-asian="6pt" style:font-size-complex="6pt"/>
    </style:style>
    <style:style style:name="P12"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P13"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P14" style:family="paragraph" style:parent-style-name="Footer">
      <style:paragraph-properties fo:margin-left="1.101cm" fo:margin-right="0cm" fo:text-indent="0cm" style:auto-text-indent="fals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P15" style:family="paragraph" style:parent-style-name="Header">
      <style:paragraph-properties fo:margin-left="6.399cm" fo:margin-right="0cm" fo:text-indent="0cm" style:auto-text-indent="false"/>
      <style:text-properties style:font-name="Bitstream Vera Sans2" fo:font-size="13pt" fo:font-weight="bold" style:font-size-asian="13pt" style:font-weight-asian="bold" style:font-size-complex="13pt" style:font-weight-complex="bold"/>
    </style:style>
    <style:style style:name="P16" style:family="paragraph" style:parent-style-name="Header">
      <style:paragraph-properties fo:margin-left="7.001cm" fo:margin-right="0cm" fo:text-indent="0cm" style:auto-text-indent="false"/>
      <style:text-properties style:font-name="Bitstream Vera Sans2" fo:font-size="11pt" fo:font-weight="normal" style:font-size-asian="11pt" style:font-weight-asian="normal" style:font-size-complex="11pt" style:font-weight-complex="normal"/>
    </style:style>
    <style:style style:name="P17" style:family="paragraph" style:parent-style-name="Footer">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P18" style:family="paragraph" style:parent-style-name="Footer">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19" style:family="paragraph" style:parent-style-name="Footer">
      <style:text-properties officeooo:rsid="00178920" officeooo:paragraph-rsid="00178920"/>
    </style:style>
    <style:style style:name="P20" style:family="paragraph" style:parent-style-name="Footer">
      <style:text-properties officeooo:paragraph-rsid="00224d50"/>
    </style:style>
    <style:style style:name="P21" style:family="paragraph" style:parent-style-name="Footer">
      <style:paragraph-properties fo:margin-left="0cm" fo:margin-right="0.7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22" style:family="paragraph" style:parent-style-name="Footer">
      <style:paragraph-properties fo:margin-left="0.7cm" fo:margin-right="0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style:font-name="Bitstream Vera Sans2" fo:font-size="11pt" fo:font-style="italic" fo:font-weight="bold" style:font-size-asian="11pt" style:font-style-asian="italic" style:font-weight-asian="bold" style:font-size-complex="11pt" style:font-style-complex="italic" style:font-weight-complex="bold"/>
    </style:style>
    <style:style style:name="P24"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P25" style:family="paragraph" style:parent-style-name="_5f_En-tête">
      <style:text-properties fo:language="zxx" fo:country="none" officeooo:rsid="00336525" officeooo:paragraph-rsid="00336525" style:language-asian="zxx" style:country-asian="none"/>
    </style:style>
    <style:style style:name="P26" style:family="paragraph" style:parent-style-name="Folio">
      <style:paragraph-properties fo:text-align="center" style:justify-single-word="false"/>
      <style:text-properties fo:font-size="8pt" officeooo:paragraph-rsid="001ce334" style:font-size-asian="8pt" style:font-size-complex="8pt"/>
    </style:style>
    <style:style style:name="P27" style:family="paragraph" style:parent-style-name="FILET_5f_POINTILLES">
      <style:paragraph-properties fo:margin-top="0cm" fo:margin-bottom="0cm" loext:contextual-spacing="false" style:writing-mode="lr-tb"/>
      <style:text-properties style:font-name="Bitstream Vera Sans2" fo:font-style="normal" officeooo:paragraph-rsid="00356842" style:font-style-asian="normal" style:font-style-complex="normal"/>
    </style:style>
    <style:style style:name="P28" style:family="paragraph" style:parent-style-name="FILET_5f_POINTILLES">
      <style:paragraph-properties fo:margin-top="0cm" fo:margin-bottom="0cm" loext:contextual-spacing="false" style:writing-mode="lr-tb"/>
      <style:text-properties officeooo:paragraph-rsid="004baba0"/>
    </style:style>
    <style:style style:name="P29" style:family="paragraph" style:parent-style-name="Table_20_Contents">
      <style:paragraph-properties fo:margin-top="0cm" fo:margin-bottom="0cm" loext:contextual-spacing="false" fo:text-align="center" style:justify-single-word="false"/>
      <style:text-properties style:font-name="Times New Roman" fo:font-size="11pt" fo:font-style="italic" fo:font-weight="bold" officeooo:paragraph-rsid="002ecf62" style:font-size-asian="11pt" style:font-style-asian="italic" style:font-weight-asian="bold" style:font-size-complex="11pt" style:font-style-complex="italic" style:font-weight-complex="bold"/>
    </style:style>
    <style:style style:name="P30" style:family="paragraph" style:parent-style-name="Table_20_Contents">
      <style:paragraph-properties fo:margin-top="0cm" fo:margin-bottom="0cm" loext:contextual-spacing="false" fo:text-align="center" style:justify-single-word="false"/>
      <style:text-properties style:font-name="Bitstream Vera Sans1" fo:font-size="9pt" fo:font-style="normal" officeooo:paragraph-rsid="002ecf62" style:font-size-asian="9pt" style:font-style-asian="normal" style:font-size-complex="9pt" style:font-style-complex="normal"/>
    </style:style>
    <style:style style:name="P31" style:family="paragraph" style:parent-style-name="Table_20_Contents">
      <style:paragraph-properties fo:margin-top="0cm" fo:margin-bottom="0cm" loext:contextual-spacing="false" fo:text-align="center" style:justify-single-word="false"/>
      <style:text-properties style:font-name="Bitstream Vera Sans1" fo:font-size="9pt" fo:font-style="italic" fo:font-weight="bold" officeooo:paragraph-rsid="002ecf62" style:font-size-asian="9pt" style:font-style-asian="italic" style:font-weight-asian="bold" style:font-size-complex="9pt" style:font-style-complex="italic" style:font-weight-complex="bold"/>
    </style:style>
    <style:style style:name="P32" style:family="paragraph" style:parent-style-name="Standard">
      <style:paragraph-properties fo:margin-top="0cm" fo:margin-bottom="0cm" loext:contextual-spacing="false" fo:text-align="center" style:justify-single-word="false"/>
      <style:text-properties style:font-name="Times New Roman" fo:font-size="11pt" fo:font-style="normal" officeooo:paragraph-rsid="002ecf62" style:font-size-asian="11pt" style:font-style-asian="normal" style:font-size-complex="11pt" style:font-style-complex="normal"/>
    </style:style>
    <style:style style:name="P33" style:family="paragraph" style:parent-style-name="FILET_5f_POINTILLES">
      <style:text-properties style:font-name="Bitstream Vera Sans2" fo:font-size="10pt" fo:font-style="normal" officeooo:paragraph-rsid="00356842" style:font-size-asian="10pt" style:font-style-asian="normal" style:font-size-complex="10pt" style:font-style-complex="normal"/>
    </style:style>
    <style:style style:name="P34" style:family="paragraph" style:parent-style-name="FILET_5f_POINTILLES">
      <style:text-properties style:font-name="Bitstream Vera Sans2" fo:font-style="normal" officeooo:paragraph-rsid="00356842" style:font-name-asian="OpenSymbol1" style:font-style-asian="normal" style:font-name-complex="OpenSymbol1" style:font-style-complex="normal"/>
    </style:style>
    <style:style style:name="P35" style:family="paragraph" style:parent-style-name="FILET_5f_POINTILLES">
      <style:text-properties officeooo:paragraph-rsid="00356842"/>
    </style:style>
    <style:style style:name="P36" style:family="paragraph" style:parent-style-name="FILET_5f_POINTILLES">
      <style:text-properties officeooo:paragraph-rsid="003871d4"/>
    </style:style>
    <style:style style:name="P37" style:family="paragraph" style:parent-style-name="FILET_5f_POINTILLES">
      <style:text-properties officeooo:paragraph-rsid="00430aa4"/>
    </style:style>
    <style:style style:name="P38" style:family="paragraph" style:parent-style-name="FILET_5f_POINTILLES">
      <style:text-properties officeooo:paragraph-rsid="00448ba4"/>
    </style:style>
    <style:style style:name="P39" style:family="paragraph" style:parent-style-name="FILET_5f_POINTILLES">
      <style:text-properties officeooo:paragraph-rsid="0048b650"/>
    </style:style>
    <style:style style:name="P40" style:family="paragraph" style:parent-style-name="_5f_Paragraphe_20_livret_20_">
      <style:text-properties officeooo:paragraph-rsid="0038abd9"/>
    </style:style>
    <style:style style:name="P41" style:family="paragraph" style:parent-style-name="FILET_5f_POINTILLES" style:master-page-name="">
      <style:paragraph-properties style:page-number="auto"/>
      <style:text-properties officeooo:paragraph-rsid="00430aa4"/>
    </style:style>
    <style:style style:name="P42" style:family="paragraph" style:parent-style-name="FILET_5f_POINTILLES" style:master-page-name="">
      <style:paragraph-properties style:page-number="auto"/>
      <style:text-properties officeooo:paragraph-rsid="00448ba4"/>
    </style:style>
    <style:style style:name="P43" style:family="paragraph" style:parent-style-name="FILET_5f_POINTILLES">
      <style:paragraph-properties fo:margin-top="0.199cm" fo:margin-bottom="0cm" loext:contextual-spacing="false"/>
    </style:style>
    <style:style style:name="P44" style:family="paragraph" style:parent-style-name="_5f_Paragraphe_20_livret_20_">
      <style:paragraph-properties fo:margin-top="0.22cm" fo:margin-bottom="0.199cm" loext:contextual-spacing="false"/>
      <style:text-properties officeooo:paragraph-rsid="00430aa4"/>
    </style:style>
    <style:style style:name="P45" style:family="paragraph" style:parent-style-name="_5f_Paragraphe_20_livret_20_">
      <style:paragraph-properties fo:margin-top="0.101cm" fo:margin-bottom="0.25cm" loext:contextual-spacing="false"/>
      <style:text-properties officeooo:paragraph-rsid="0038abd9"/>
    </style:style>
    <style:style style:name="P46" style:family="paragraph" style:parent-style-name="Exo_5f_Num">
      <style:text-properties officeooo:paragraph-rsid="004baba0"/>
    </style:style>
    <style:style style:name="P47" style:family="paragraph" style:parent-style-name="Exo_5f_Num" style:list-style-name="Num_5f_Exo" style:master-page-name="_5f_Fiche_20_éditeur_20_série_20_2_20_une_20_colonne_20_impaire_20__28_G_29_">
      <style:paragraph-properties fo:margin-top="0.499cm" fo:margin-bottom="4.001cm" loext:contextual-spacing="false" style:page-number="63" fo:break-before="auto" fo:break-after="auto"/>
      <style:text-properties officeooo:paragraph-rsid="00500b59"/>
    </style:style>
    <style:style style:name="P48" style:family="paragraph" style:parent-style-name="Exo_5f_Num">
      <style:paragraph-properties fo:margin-top="0.57cm" fo:margin-bottom="0.199cm" loext:contextual-spacing="false"/>
    </style:style>
    <style:style style:name="P49" style:family="paragraph" style:parent-style-name="Exo_5f_Num">
      <style:paragraph-properties fo:margin-top="0.499cm" fo:margin-bottom="0.199cm" loext:contextual-spacing="false"/>
    </style:style>
    <style:style style:name="P50" style:family="paragraph" style:parent-style-name="Exo_5f_Num">
      <style:paragraph-properties fo:margin-top="0.72cm" fo:margin-bottom="0.101cm" loext:contextual-spacing="false"/>
      <style:text-properties officeooo:paragraph-rsid="003871d4"/>
    </style:style>
    <style:style style:name="P51" style:family="paragraph" style:parent-style-name="Exo_5f_Num" style:list-style-name="Num_5f_Exo">
      <style:paragraph-properties fo:margin-top="0.529cm" fo:margin-bottom="0.101cm" loext:contextual-spacing="false"/>
      <style:text-properties officeooo:paragraph-rsid="0056891f"/>
    </style:style>
    <style:style style:name="P52" style:family="paragraph" style:parent-style-name="FILET_5f_POINTILLES" style:list-style-name="_5f_Numérotation_20_des_20_exercices_20_livrets">
      <style:text-properties officeooo:paragraph-rsid="00356842"/>
    </style:style>
    <style:style style:name="P53" style:family="paragraph" style:parent-style-name="FILET_5f_POINTILLES" style:list-style-name="_5f_Numérotation_20_des_20_exercices_20_livrets">
      <style:text-properties officeooo:paragraph-rsid="003d8cc2"/>
    </style:style>
    <style:style style:name="P54" style:family="paragraph" style:parent-style-name="FILET_5f_POINTILLES" style:list-style-name="_5f_Numérotation_20_des_20_exercices_20_livrets">
      <style:text-properties style:font-name="Bitstream Vera Sans2" fo:font-size="10pt" fo:font-style="normal" officeooo:paragraph-rsid="00356842" style:font-size-asian="10pt" style:font-style-asian="normal" style:font-size-complex="10pt" style:font-style-complex="normal"/>
    </style:style>
    <style:style style:name="P55" style:family="paragraph" style:parent-style-name="FILET_5f_POINTILLES" style:list-style-name="_5f_Numérotation_20_des_20_exercices_20_livrets">
      <style:paragraph-properties fo:margin-top="0cm" fo:margin-bottom="0cm" loext:contextual-spacing="false" style:writing-mode="lr-tb"/>
      <style:text-properties style:font-name="Bitstream Vera Sans2" fo:font-style="normal" officeooo:paragraph-rsid="00356842" style:font-style-asian="normal" style:font-style-complex="normal"/>
    </style:style>
    <style:style style:name="P56" style:family="paragraph" style:parent-style-name="FILET_5f_POINTILLES" style:list-style-name="liste_5f_abc">
      <style:paragraph-properties fo:margin-top="0.101cm" fo:margin-bottom="0cm" loext:contextual-spacing="false"/>
      <style:text-properties officeooo:paragraph-rsid="0055212e"/>
    </style:style>
    <style:style style:name="P57" style:family="paragraph" style:parent-style-name="FILET_5f_POINTILLES" style:list-style-name="liste_5f_abc">
      <loext:graphic-properties draw:fill="none"/>
      <style:paragraph-properties fo:margin-top="0.101cm" fo:margin-bottom="0cm" loext:contextual-spacing="false" fo:text-align="start" style:justify-single-word="false" fo:background-color="transparent" style:shadow="none">
        <style:tab-stops/>
      </style:paragraph-properties>
      <style:text-properties officeooo:paragraph-rsid="0055212e"/>
    </style:style>
    <style:style style:name="P58" style:family="paragraph" style:parent-style-name="_5f_Paragraphe_20_livret_20_" style:list-style-name="liste_5f_abc">
      <style:text-properties officeooo:paragraph-rsid="0038abd9"/>
    </style:style>
    <style:style style:name="P59" style:family="paragraph" style:parent-style-name="_5f_Paragraphe_20_livret_20_" style:list-style-name="liste_5f_abc">
      <style:text-properties officeooo:paragraph-rsid="00430aa4"/>
    </style:style>
    <style:style style:name="P60" style:family="paragraph" style:parent-style-name="_5f_Paragraphe_20_livret_20_" style:list-style-name="liste_5f_abc">
      <style:paragraph-properties fo:margin-top="0.199cm" fo:margin-bottom="0cm" loext:contextual-spacing="false"/>
      <style:text-properties officeooo:paragraph-rsid="002cea7d"/>
    </style:style>
    <style:style style:name="P61" style:family="paragraph" style:parent-style-name="_5f_Paragraphe_20_livret_20_" style:list-style-name="liste_5f_abc">
      <style:paragraph-properties fo:margin-top="0.199cm" fo:margin-bottom="0cm" loext:contextual-spacing="false">
        <style:tab-stops/>
      </style:paragraph-properties>
      <style:text-properties officeooo:paragraph-rsid="002ecf62"/>
    </style:style>
    <style:style style:name="P62" style:family="paragraph" style:parent-style-name="_5f_Paragraphe_20_livret_20_" style:list-style-name="liste_5f_abc">
      <style:paragraph-properties fo:margin-top="0.319cm" fo:margin-bottom="0cm" loext:contextual-spacing="false"/>
      <style:text-properties officeooo:paragraph-rsid="0055212e"/>
    </style:style>
    <style:style style:name="P63" style:family="paragraph" style:parent-style-name="_5f_Paragraphe_20_livret_20_" style:list-style-name="liste_5f_abc">
      <style:paragraph-properties fo:margin-top="0.4cm" fo:margin-bottom="0cm" loext:contextual-spacing="false"/>
      <style:text-properties officeooo:paragraph-rsid="0055212e"/>
    </style:style>
    <style:style style:name="P64" style:family="paragraph" style:parent-style-name="_5f_Paragraphe_20_livret_20_" style:list-style-name="liste_5f_abc">
      <style:paragraph-properties fo:margin-top="0.4cm" fo:margin-bottom="0cm" loext:contextual-spacing="false"/>
      <style:text-properties officeooo:paragraph-rsid="002d7caf"/>
    </style:style>
    <style:style style:name="P65" style:family="paragraph" style:parent-style-name="_5f_Paragraphe_20_livret_20_" style:list-style-name="liste_5f_abc">
      <style:paragraph-properties fo:margin-top="0.4cm" fo:margin-bottom="0cm" loext:contextual-spacing="false"/>
      <style:text-properties officeooo:paragraph-rsid="002ecf62"/>
    </style:style>
    <style:style style:name="P66" style:family="paragraph" style:parent-style-name="_5f_Paragraphe_20_livret_20_" style:list-style-name="liste_5f_abc">
      <style:paragraph-properties fo:margin-top="0.3cm" fo:margin-bottom="0cm" loext:contextual-spacing="false"/>
      <style:text-properties officeooo:paragraph-rsid="002d7caf"/>
    </style:style>
    <style:style style:name="P67" style:family="paragraph" style:parent-style-name="_5f_Paragraphe_20_livret_20_" style:list-style-name="liste_5f_abc">
      <style:paragraph-properties fo:margin-top="0.3cm" fo:margin-bottom="0cm" loext:contextual-spacing="false"/>
      <style:text-properties officeooo:paragraph-rsid="002ecf62"/>
    </style:style>
    <style:style style:name="P68" style:family="paragraph" style:parent-style-name="_5f_Paragraphe_20_livret_20_" style:list-style-name="liste_5f_abc">
      <style:paragraph-properties fo:margin-top="0.3cm" fo:margin-bottom="0cm" loext:contextual-spacing="false" fo:line-height="0.43cm"/>
      <style:text-properties officeooo:paragraph-rsid="002d7caf"/>
    </style:style>
    <style:style style:name="P69" style:family="paragraph" style:parent-style-name="_5f_Paragraphe_20_livret_20_" style:list-style-name="liste_5f_abc">
      <style:paragraph-properties fo:margin-top="0.3cm" fo:margin-bottom="0cm" loext:contextual-spacing="false" fo:text-align="start" style:justify-single-word="false"/>
      <style:text-properties officeooo:paragraph-rsid="002fc111"/>
    </style:style>
    <style:style style:name="P70" style:family="paragraph" style:parent-style-name="_5f_Paragraphe_20_livret_20_" style:list-style-name="_5f_Numérotation_20_des_20_exercices_20_livrets">
      <style:paragraph-properties fo:margin-top="0cm" fo:margin-bottom="0cm" loext:contextual-spacing="false">
        <style:tab-stops/>
      </style:paragraph-properties>
      <style:text-properties officeooo:paragraph-rsid="002ecf62"/>
    </style:style>
    <style:style style:name="P71" style:family="paragraph" style:parent-style-name="_5f_Paragraphe_20_livret_20_" style:list-style-name="_5f_Numérotation_20_des_20_exercices_20_livrets">
      <style:paragraph-properties fo:margin-top="0cm" fo:margin-bottom="0cm" loext:contextual-spacing="false"/>
      <style:text-properties officeooo:paragraph-rsid="002ecf62"/>
    </style:style>
    <style:style style:name="P72" style:family="paragraph" style:parent-style-name="_5f_Paragraphe_20_livret_20_" style:list-style-name="_5f_Numérotation_20_des_20_exercices_20_livrets">
      <style:paragraph-properties fo:margin-top="0cm" fo:margin-bottom="0cm" loext:contextual-spacing="false"/>
      <style:text-properties officeooo:paragraph-rsid="002fc111"/>
    </style:style>
    <style:style style:name="P73" style:family="paragraph" style:parent-style-name="_5f_Paragraphe_20_livret_20_" style:list-style-name="liste_5f_abc">
      <style:paragraph-properties fo:margin-top="0.101cm" fo:margin-bottom="0cm" loext:contextual-spacing="false"/>
      <style:text-properties officeooo:paragraph-rsid="0056891f"/>
    </style:style>
    <style:style style:name="P74" style:family="paragraph" style:parent-style-name="_5f_Paragraphe_20_livret_20_" style:list-style-name="liste_5f_abc" style:master-page-name="">
      <loext:graphic-properties draw:fill="none"/>
      <style:paragraph-properties fo:margin-top="0.101cm" fo:margin-bottom="0.101cm" loext:contextual-spacing="false" fo:text-align="center" style:justify-single-word="false" style:page-number="auto" fo:background-color="transparent" style:shadow="none">
        <style:tab-stops/>
      </style:paragraph-properties>
      <style:text-properties officeooo:paragraph-rsid="00533149"/>
    </style:style>
    <style:style style:name="P75" style:family="paragraph" style:parent-style-name="_5f_Paragraphe_20_livret_20_réponse_20_élève" style:list-style-name="liste_5f_abc">
      <style:paragraph-properties fo:margin-top="0.101cm" fo:margin-bottom="0cm" loext:contextual-spacing="false" style:writing-mode="lr-tb">
        <style:tab-stops>
          <style:tab-stop style:position="9.2cm" style:type="right" style:leader-style="dotted" style:leader-text="."/>
        </style:tab-stops>
      </style:paragraph-properties>
      <style:text-properties officeooo:paragraph-rsid="00500b59"/>
    </style:style>
    <style:style style:name="P76" style:family="paragraph" style:parent-style-name="_5f_Paragraphe_20_livret_20_réponse_20_élève" style:list-style-name="liste_5f_abc">
      <style:paragraph-properties style:writing-mode="lr-tb">
        <style:tab-stops>
          <style:tab-stop style:position="9.2cm" style:type="right" style:leader-style="dotted" style:leader-text="."/>
        </style:tab-stops>
      </style:paragraph-properties>
      <style:text-properties officeooo:paragraph-rsid="00500b59"/>
    </style:style>
    <style:style style:name="P77" style:family="paragraph" style:parent-style-name="_5f_Paragraphe_20_énoncé_20_après_20_numéro" style:list-style-name="_5f_Numérotation_20_des_20_exercices_20_livrets">
      <style:paragraph-properties fo:margin-top="0cm" fo:margin-bottom="0cm" loext:contextual-spacing="false"/>
      <style:text-properties officeooo:paragraph-rsid="0056891f"/>
    </style:style>
    <style:style style:name="P78" style:family="paragraph" style:parent-style-name="_5f_Paragraphe_20_énoncé_20_après_20_numéro_20_second" style:list-style-name="liste_5f_abc">
      <style:paragraph-properties fo:margin-top="0.319cm" fo:margin-bottom="0.199cm" loext:contextual-spacing="false"/>
      <style:text-properties officeooo:paragraph-rsid="002ecf62"/>
    </style:style>
    <style:style style:name="P79" style:family="paragraph" style:parent-style-name="_5f_Paragraphe_20_énoncé_20_après_20_numéro_20_second" style:list-style-name="liste_5f_abc">
      <style:paragraph-properties fo:margin-top="0.199cm" fo:margin-bottom="0.199cm" loext:contextual-spacing="false"/>
      <style:text-properties officeooo:paragraph-rsid="002ecf62"/>
    </style:style>
    <style:style style:name="P80" style:family="paragraph" style:parent-style-name="_5f_Paragraphe_20_énoncé_20_après_20_numéro_20_second" style:list-style-name="liste_5f_abc">
      <style:paragraph-properties fo:margin-top="0.4cm" fo:margin-bottom="0cm" loext:contextual-spacing="false"/>
      <style:text-properties officeooo:paragraph-rsid="002ecf62"/>
    </style:style>
    <style:style style:name="P81" style:family="paragraph" style:parent-style-name="_5f_Pied_20_de_20_page" style:list-style-name=""/>
    <style:style style:name="P82" style:family="paragraph" style:parent-style-name="_5f_Pied_20_de_20_page" style:list-style-name="">
      <style:paragraph-properties fo:text-align="end" style:justify-single-word="false"/>
    </style:style>
    <style:style style:name="P83" style:family="paragraph" style:parent-style-name="_5f_Pied_20_de_20_page">
      <style:paragraph-properties fo:text-align="end" style:justify-single-word="false"/>
    </style:style>
    <style:style style:name="P84"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P85" style:family="paragraph" style:parent-style-name="_5f_Titre_20_d_27_exercices_20_livret_20_sans_20_titre" style:list-style-name="Num_5f_Exo">
      <style:text-properties officeooo:paragraph-rsid="0055212e"/>
    </style:style>
    <style:style style:name="P86" style:family="paragraph" style:parent-style-name="programme" style:list-style-name="List_20_1"/>
    <style:style style:name="P87" style:family="paragraph" style:parent-style-name="programme" style:list-style-name="List_20_1">
      <style:text-properties officeooo:paragraph-rsid="0055e7bb"/>
    </style:style>
    <style:style style:name="P88" style:family="paragraph">
      <style:paragraph-properties fo:text-align="center"/>
    </style:style>
    <style:style style:name="P89"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0" style:family="paragraph">
      <loext:graphic-properties draw:fill="none" draw:fill-color="#ffffff"/>
      <style:paragraph-properties fo:text-align="center"/>
      <style:text-properties fo:color="#ffffff" style:font-name="Bitstream Vera Sans2" fo:font-size="16pt" fo:font-weight="bold" style:font-size-asian="16pt" style:font-weight-asian="bold" style:font-size-complex="16pt" style:font-weight-complex="bold"/>
    </style:style>
    <style:style style:name="P91" style:family="paragraph">
      <loext:graphic-properties draw:fill="solid" draw:fill-color="#9d0f89"/>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T4" style:family="text">
      <style:text-properties fo:font-size="12pt" style:font-size-asian="12pt" style:font-size-complex="12pt"/>
    </style:style>
    <style:style style:name="T5" style:family="text">
      <style:text-properties fo:font-size="12pt" officeooo:rsid="003a8ccb" style:font-size-asian="12pt" style:font-size-complex="12pt"/>
    </style:style>
    <style:style style:name="T6" style:family="text">
      <style:text-properties fo:font-size="12pt" fo:letter-spacing="normal" style:font-name-asian="OpenSymbol1" style:font-size-asian="12pt" style:font-style-asian="normal" style:font-name-complex="OpenSymbol1" style:font-size-complex="12pt" style:font-style-complex="normal"/>
    </style:style>
    <style:style style:name="T7" style:family="text">
      <style:text-properties officeooo:rsid="0005aabe"/>
    </style:style>
    <style:style style:name="T8" style:family="text">
      <style:text-properties officeooo:rsid="000ec334"/>
    </style:style>
    <style:style style:name="T9" style:family="text">
      <style:text-properties style:font-size-asian="10pt" style:font-style-asian="normal" style:font-size-complex="10pt" style:font-style-complex="normal"/>
    </style:style>
    <style:style style:name="T10" style:family="text">
      <style:text-properties style:font-name="OpenSymbol1" fo:font-size="10pt" fo:font-style="normal" style:font-size-asian="10pt" style:font-style-asian="normal" style:font-size-complex="10pt" style:font-style-complex="normal"/>
    </style:style>
    <style:style style:name="T11" style:family="text">
      <style:text-properties style:font-name="OpenSymbol1" fo:font-size="10pt" style:font-size-asian="10pt" style:font-style-asian="normal" style:font-size-complex="10pt" style:font-style-complex="normal"/>
    </style:style>
    <style:style style:name="T12" style:family="text">
      <style:text-properties style:font-name="OpenSymbol1" fo:font-style="normal" style:font-name-asian="OpenSymbol1" style:font-style-asian="normal" style:font-name-complex="OpenSymbol1" style:font-style-complex="normal"/>
    </style:style>
    <style:style style:name="T13" style:family="text">
      <style:text-properties style:font-name="OpenSymbol1" style:font-name-asian="OpenSymbol1" style:font-name-complex="OpenSymbol1"/>
    </style:style>
    <style:style style:name="T14" style:family="text">
      <style:text-properties style:font-name="Bitstream Vera Sans2" fo:font-size="10pt" fo:font-style="normal" style:font-size-asian="10pt" style:font-style-asian="normal" style:font-size-complex="10pt" style:font-style-complex="normal"/>
    </style:style>
    <style:style style:name="T15" style:family="text">
      <style:text-properties style:font-name="Bitstream Vera Sans2" fo:font-size="10pt" fo:font-style="normal" officeooo:rsid="0055e7bb" style:font-size-asian="10pt" style:font-style-asian="normal" style:font-size-complex="10pt" style:font-style-complex="normal"/>
    </style:style>
    <style:style style:name="T16" style:family="text">
      <style:text-properties style:font-name="Bitstream Vera Sans2" fo:font-size="10pt" fo:font-style="italic" style:font-size-asian="10pt" style:font-style-asian="italic" style:font-size-complex="10pt" style:font-style-complex="italic"/>
    </style:style>
    <style:style style:name="T17" style:family="text">
      <style:text-properties style:font-name="Bitstream Vera Sans2" style:font-name-asian="OpenSymbol1" style:font-name-complex="OpenSymbol1"/>
    </style:style>
    <style:style style:name="T18" style:family="text">
      <style:text-properties style:font-name="Times New Roman" fo:font-size="12pt" fo:font-style="italic" style:font-size-asian="12pt" style:font-style-asian="italic" style:font-size-complex="12pt" style:font-style-complex="italic"/>
    </style:style>
    <style:style style:name="T19" style:family="text">
      <style:text-properties style:font-name="Times New Roman" fo:font-size="12pt" fo:letter-spacing="0.088cm" fo:font-style="italic" style:font-size-asian="12pt" style:font-style-asian="italic" style:font-size-complex="12pt" style:font-style-complex="italic"/>
    </style:style>
    <style:style style:name="T20" style:family="text">
      <style:text-properties style:font-name="Times New Roman" fo:font-size="11pt" fo:font-style="italic" style:font-size-asian="11pt" style:font-style-asian="italic" style:font-size-complex="11pt" style:font-style-complex="italic"/>
    </style:style>
    <style:style style:name="T21" style:family="text">
      <style:text-properties style:font-name="Times New Roman" fo:font-size="11pt" style:font-size-asian="11pt" style:font-size-complex="11pt"/>
    </style:style>
    <style:style style:name="T22" style:family="text">
      <style:text-properties style:font-name="Times New Roman" fo:font-size="10pt" fo:font-style="italic" style:font-size-asian="10pt" style:font-style-asian="italic" style:font-size-complex="10pt" style:font-style-complex="italic"/>
    </style:style>
    <style:style style:name="T23" style:family="text">
      <style:text-properties style:font-name="Times New Roman2" fo:font-size="12pt" fo:font-style="italic" style:font-size-asian="12pt" style:font-style-asian="italic" style:font-size-complex="12pt" style:font-style-complex="italic"/>
    </style:style>
    <style:style style:name="T24" style:family="text">
      <style:text-properties fo:color="#000000"/>
    </style:style>
    <style:style style:name="T25" style:family="text">
      <style:text-properties fo:color="#000000" style:font-name="Bitstream Vera Sans2" fo:font-size="10pt" fo:font-style="normal" style:font-size-asian="10pt" style:font-style-asian="normal" style:font-size-complex="10pt" style:font-style-complex="normal"/>
    </style:style>
    <style:style style:name="T26" style:family="text">
      <style:text-properties fo:color="#000000" style:font-name="Times New Roman" fo:font-size="12pt" fo:font-style="italic" style:font-size-asian="12pt" style:font-style-asian="italic" style:font-size-complex="12pt" style:font-style-complex="italic"/>
    </style:style>
    <style:style style:name="T27" style:family="text">
      <style:text-properties fo:color="#000000" style:font-size-asian="10pt" style:font-style-asian="normal" style:font-size-complex="10pt" style:font-style-complex="normal"/>
    </style:style>
    <style:style style:name="T28" style:family="text">
      <style:text-properties fo:color="#000000" style:font-name="Bitstream Vera Sans1" fo:font-size="10pt" fo:font-style="normal" fo:font-weight="normal" officeooo:rsid="0056891f"/>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style:text-position="0% 100%"/>
    </style:style>
    <style:style style:name="T31" style:family="text">
      <style:text-properties style:text-position="0% 100%" style:font-name-asian="OpenSymbol1" style:font-style-asian="normal" style:font-name-complex="OpenSymbol1" style:font-style-complex="normal"/>
    </style:style>
    <style:style style:name="T32" style:family="text">
      <style:text-properties style:text-position="0% 100%" style:font-name-asian="OpenSymbol1" style:font-name-complex="OpenSymbol1"/>
    </style:style>
    <style:style style:name="T33" style:family="text">
      <style:text-properties style:text-position="0% 100%" officeooo:rsid="0038abd9" style:font-name-asian="OpenSymbol1" style:font-name-complex="OpenSymbol1"/>
    </style:style>
    <style:style style:name="T34" style:family="text">
      <style:text-properties style:text-position="0% 100%" officeooo:rsid="003ef3d4" style:font-name-asian="OpenSymbol1" style:font-name-complex="OpenSymbol1"/>
    </style:style>
    <style:style style:name="T35" style:family="text">
      <style:text-properties style:text-position="0% 100%" officeooo:rsid="00448ba4" style:font-name-asian="OpenSymbol1" style:font-name-complex="OpenSymbol1"/>
    </style:style>
    <style:style style:name="T36" style:family="text">
      <style:text-properties style:text-position="0% 100%" style:font-name-asian="OpenSymbol1" style:font-size-asian="10pt" style:font-style-asian="normal" style:font-name-complex="OpenSymbol1" style:font-size-complex="10pt" style:font-style-complex="normal"/>
    </style:style>
    <style:style style:name="T37" style:family="text">
      <style:text-properties style:text-position="0% 100%" style:font-size-asian="12pt" style:font-size-complex="12pt"/>
    </style:style>
    <style:style style:name="T38" style:family="text">
      <style:text-properties style:text-position="0% 100%" officeooo:rsid="00356842" style:font-size-asian="12pt" style:font-size-complex="12pt"/>
    </style:style>
    <style:style style:name="T39" style:family="text">
      <style:text-properties style:text-position="0% 100%" officeooo:rsid="003b1f16" style:font-name-asian="OpenSymbol2" style:font-name-complex="OpenSymbol2"/>
    </style:style>
    <style:style style:name="T40" style:family="text">
      <style:text-properties style:text-position="0% 100%" officeooo:rsid="0048ff7f" style:font-name-asian="OpenSymbol2" style:font-name-complex="OpenSymbol2"/>
    </style:style>
    <style:style style:name="T41" style:family="text">
      <style:text-properties style:text-position="0% 100%" fo:font-weight="normal" officeooo:rsid="004519f7" style:font-name-asian="OpenSymbol1" style:font-name-complex="OpenSymbol1"/>
    </style:style>
    <style:style style:name="T42" style:family="text">
      <style:text-properties style:text-position="0% 100%" fo:font-size="10pt" officeooo:rsid="00425cb8" style:font-size-asian="10pt" style:font-size-complex="10pt"/>
    </style:style>
    <style:style style:name="T43" style:family="text">
      <style:text-properties officeooo:rsid="003871d4"/>
    </style:style>
    <style:style style:name="T44" style:family="text">
      <style:text-properties officeooo:rsid="0038abd9"/>
    </style:style>
    <style:style style:name="T45" style:family="text">
      <style:text-properties style:font-name="OpenSymbol2" fo:font-size="12pt" officeooo:rsid="004bf5c2" style:font-name-asian="OpenSymbol2" style:font-size-asian="12pt" style:font-name-complex="OpenSymbol2" style:font-size-complex="12pt"/>
    </style:style>
    <style:style style:name="T46" style:family="text">
      <style:text-properties style:font-name="OpenSymbol2" fo:font-size="12pt" officeooo:rsid="003a8ccb" style:font-name-asian="OpenSymbol2" style:font-size-asian="12pt" style:font-name-complex="OpenSymbol2" style:font-size-complex="12pt"/>
    </style:style>
    <style:style style:name="T47" style:family="text">
      <style:text-properties officeooo:rsid="003a8ccb" style:font-name-asian="OpenSymbol2" style:font-name-complex="OpenSymbol2"/>
    </style:style>
    <style:style style:name="T48" style:family="text">
      <style:text-properties officeooo:rsid="003b1f16" style:font-name-asian="OpenSymbol2" style:font-name-complex="OpenSymbol2"/>
    </style:style>
    <style:style style:name="T49" style:family="text">
      <style:text-properties officeooo:rsid="00515b42" style:font-name-asian="OpenSymbol2" style:font-name-complex="OpenSymbol2"/>
    </style:style>
    <style:style style:name="T50" style:family="text">
      <style:text-properties officeooo:rsid="003cf0a8"/>
    </style:style>
    <style:style style:name="T51" style:family="text">
      <style:text-properties style:use-window-font-color="true" style:text-position="0% 100%" style:font-name="Times New Roman" fo:font-size="12pt" fo:font-style="italic" officeooo:rsid="0038abd9" fo:background-color="transparent" loext:char-shading-value="0" style:font-name-asian="OpenSymbol1" style:font-size-asian="12pt" style:font-style-asian="italic" style:font-name-complex="OpenSymbol1" style:font-size-complex="12pt" style:font-style-complex="italic"/>
    </style:style>
    <style:style style:name="T52" style:family="text">
      <style:text-properties style:use-window-font-color="true" style:text-position="0% 100%" style:font-name="Times New Roman2" fo:font-size="12pt" fo:letter-spacing="0.088cm" fo:font-style="italic" officeooo:rsid="004519f7" fo:background-color="transparent" loext:char-shading-value="0" style:font-name-asian="OpenSymbol1" style:font-size-asian="12pt" style:font-style-asian="italic" style:font-name-complex="OpenSymbol1" style:font-size-complex="12pt" style:font-style-complex="italic"/>
    </style:style>
    <style:style style:name="T53" style:family="text">
      <style:text-properties style:use-window-font-color="true" style:font-name="Bitstream Vera Sans3" fo:font-size="10pt" fo:font-weight="normal" officeooo:rsid="0056891f" style:font-size-asian="10.5pt"/>
    </style:style>
    <style:style style:name="T54" style:family="text">
      <style:text-properties style:use-window-font-color="true" style:font-name="Times New Roman" fo:font-size="12pt" fo:font-style="italic" fo:font-weight="normal" officeooo:rsid="0056891f" style:font-size-asian="12pt" style:font-style-asian="italic" style:font-size-complex="12pt" style:font-style-complex="italic"/>
    </style:style>
    <style:style style:name="T55" style:family="text">
      <style:text-properties style:use-window-font-color="true" style:text-position="super 58%" style:font-name="Bitstream Vera Sans3" fo:font-size="10pt" fo:font-weight="normal" officeooo:rsid="0056891f" style:font-size-asian="10.5pt"/>
    </style:style>
    <style:style style:name="T56" style:family="text">
      <style:text-properties officeooo:rsid="00448ba4"/>
    </style:style>
    <style:style style:name="T57" style:family="text">
      <style:text-properties fo:font-weight="normal" style:font-weight-asian="normal" style:font-weight-complex="normal"/>
    </style:style>
    <style:style style:name="T58" style:family="text">
      <style:text-properties officeooo:rsid="0056891f"/>
    </style:style>
    <style:style style:name="T59" style:family="text">
      <style:text-properties style:font-name="Bitstream Vera Sans3" fo:font-size="10pt" officeooo:rsid="0056891f"/>
    </style:style>
    <style:style style:name="T60" style:family="text">
      <style:text-properties style:font-name="Bitstream Vera Sans3" fo:font-size="10pt" fo:font-style="italic" officeooo:rsid="0056891f" style:font-style-asian="italic" style:font-style-complex="italic"/>
    </style:style>
    <style:style style:name="T61" style:family="text">
      <style:text-properties style:font-name="Bitstream Vera Sans3" fo:font-size="10pt" fo:font-style="italic" officeooo:rsid="0056891f" style:font-size-asian="12pt" style:font-style-asian="italic" style:font-size-complex="12pt" style:font-style-complex="italic"/>
    </style:style>
    <style:style style:name="T62" style:family="text">
      <style:text-properties fo:font-style="italic" officeooo:rsid="0056891f" style:font-style-asian="italic" style:font-style-complex="italic"/>
    </style:style>
    <style:style style:name="T63" style:family="text">
      <style:text-properties style:text-position="super 58%" fo:letter-spacing="normal"/>
    </style:style>
    <style:style style:name="T64" style:family="text">
      <style:text-properties fo:color="#ffffff" style:font-name="Bitstream Vera Sans2"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gr1"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gr3"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solid" draw:fill-color="#9d0f89"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62903732" text:style-name="Num_5f_Exo">
        <text:list-item>
          <text:h text:style-name="P47" text:outline-level="1"> On considère un rectangle ABCD tel que AB <text:span text:style-name="T10"></text:span><text:span text:style-name="T14"> </text:span>16 cm et AD <text:span text:style-name="_5f_opensymbol"><text:span text:style-name="T11"></text:span></text:span><text:span text:style-name="T14"> </text:span>6 cm. On place un point M sur le segment [DC]<text:span text:style-name="T14">. Fais une figure à main levée.</text:span></text:h>
        </text:list-item>
      </text:list>
      <text:list xml:id="list166128294" text:style-name="liste_5f_abc">
        <text:list-item>
          <text:p text:style-name="P60">Exprime l’aire de AMCB en fonction de MC.</text:p>
        </text:list-item>
      </text:list>
      <text:list xml:id="list2229014978" text:style-name="_5f_Numérotation_20_des_20_exercices_20_livrets">
        <text:list-item>
          <text:list>
            <text:list-header>
              <text:p text:style-name="P54"><text:span text:style-name="_5f_pointillés_20_gris"><text:span text:style-name="T32"><text:tab/></text:span></text:span></text:p>
            </text:list-header>
          </text:list>
        </text:list-item>
      </text:list>
      <text:p text:style-name="P33"><text:span text:style-name="_5f_pointillés_20_gris"><text:span text:style-name="T32"><text:tab/></text:span></text:span></text:p>
      <text:p text:style-name="P33"><text:span text:style-name="_5f_pointillés_20_gris"><text:span text:style-name="T32"><text:tab/></text:span></text:span></text:p>
      <text:list xml:id="list162222945749425" text:continue-list="list166128294" text:style-name="liste_5f_abc">
        <text:list-item>
          <text:p text:style-name="P62"><text:span text:style-name="T14">On pose MC </text:span><text:span text:style-name="_5f_Symbole"><text:span text:style-name="T42">=</text:span></text:span><text:span text:style-name="T14"> </text:span><text:span text:style-name="T18">x</text:span><text:span text:style-name="T20">.</text:span><text:span text:style-name="T16"> </text:span><text:span text:style-name="T14">Donne un encadrement des valeurs de </text:span><text:span text:style-name="T18">x</text:span><text:span text:style-name="T14"> possibles, puis indique une expression de la fonction </text:span><text:span text:style-name="T23">f </text:span><text:span text:style-name="T14">qui à </text:span><text:span text:style-name="T18">x</text:span><text:span text:style-name="T22"> </text:span><text:span text:style-name="T14">associe l’aire de AMCB.</text:span></text:p>
        </text:list-item>
      </text:list>
      <text:list xml:id="list162221692762881" text:continue-list="list2229014978" text:style-name="_5f_Numérotation_20_des_20_exercices_20_livrets">
        <text:list-item>
          <text:list>
            <text:list-header>
              <text:p text:style-name="P54"><text:span text:style-name="_5f_pointillés_20_gris"><text:span text:style-name="T32"><text:tab/></text:span></text:span></text:p>
            </text:list-header>
          </text:list>
        </text:list-item>
      </text:list>
      <text:p text:style-name="P33"><text:span text:style-name="_5f_pointillés_20_gris"><text:span text:style-name="T32"><text:tab/></text:span></text:span></text:p>
      <text:p text:style-name="P33"><text:span text:style-name="_5f_pointillés_20_gris"><text:span text:style-name="T32"><text:tab/></text:span></text:span></text:p>
      <text:list xml:id="list162221095314896" text:continue-list="list162222945749425" text:style-name="liste_5f_abc">
        <text:list-item>
          <text:p text:style-name="P63"><text:span text:style-name="T14">Calcule l’aire du trapèze AMCB si MC </text:span><text:span text:style-name="_5f_Symbole"><text:span text:style-name="T42">=</text:span></text:span><text:span text:style-name="T14"> 7 </text:span><text:span text:style-name="T15">cm </text:span><text:span text:style-name="T14">en utilisant la fonction </text:span><text:span text:style-name="T23">f</text:span><text:span text:style-name="T14">. </text:span></text:p>
        </text:list-item>
      </text:list>
      <text:p text:style-name="P35"><text:span text:style-name="_5f_pointillés_20_gris"><text:span text:style-name="T36"><text:tab/></text:span></text:span></text:p>
      <text:list xml:id="list162222875372454" text:continue-list="list162903732" text:style-name="Num_5f_Exo">
        <text:list-item>
          <text:h text:style-name="P48" text:outline-level="1"> On considère ce programme de calcul.</text:h>
        </text:list-item>
      </text:list>
      <text:list xml:id="list2746945043" text:style-name="List_20_1">
        <text:list-item>
          <text:p text:style-name="P86">Choisis un nombre.</text:p>
        </text:list-item>
        <text:list-item>
          <text:p text:style-name="P86">Ajoute-lui 5.</text:p>
        </text:list-item>
        <text:list-item>
          <text:p text:style-name="P86">Multiplie cette somme par 3.</text:p>
        </text:list-item>
        <text:list-item>
          <text:p text:style-name="P86">Soustrais 6 à ce produit.</text:p>
        </text:list-item>
      </text:list>
      <text:list xml:id="list162221845221451" text:continue-list="list162221095314896" text:style-name="liste_5f_abc">
        <text:list-item text:start-value="1">
          <text:p text:style-name="P66">Teste ce programme avec le nombre 2.</text:p>
        </text:list-item>
      </text:list>
      <text:list xml:id="list162221567789252" text:continue-list="list162221692762881" text:style-name="_5f_Numérotation_20_des_20_exercices_20_livrets">
        <text:list-item>
          <text:list>
            <text:list-header>
              <text:p text:style-name="P52"><text:span text:style-name="_5f_pointillés_20_gris"><text:span text:style-name="T31"><text:tab/></text:span></text:span></text:p>
            </text:list-header>
          </text:list>
        </text:list-item>
      </text:list>
      <text:list xml:id="list162223048804134" text:continue-list="list162221845221451" text:style-name="liste_5f_abc">
        <text:list-item>
          <text:p text:style-name="P68">En notant <text:span text:style-name="T23">x</text:span> le nombre choisi au départ, détermine la fonction <text:span text:style-name="_5f_variable"><text:span text:style-name="T4">g</text:span></text:span> qui associe à <text:span text:style-name="T23">x</text:span> le résultat obtenu avec le programme.</text:p>
        </text:list-item>
      </text:list>
      <text:list xml:id="list162221311793626" text:continue-list="list162221567789252" text:style-name="_5f_Numérotation_20_des_20_exercices_20_livrets">
        <text:list-item>
          <text:list>
            <text:list-header>
              <text:p text:style-name="P52"><text:span text:style-name="_5f_pointillés_20_gris"><text:span text:style-name="T31"><text:tab/></text:span></text:span></text:p>
            </text:list-header>
          </text:list>
        </text:list-item>
      </text:list>
      <text:p text:style-name="P35"><text:span text:style-name="_5f_pointillés_20_gris"><text:span text:style-name="T31"><text:tab/></text:span></text:span></text:p>
      <text:list xml:id="list162221029456129" text:continue-list="list162223048804134" text:style-name="liste_5f_abc">
        <text:list-item>
          <text:p text:style-name="P66">Détermine <text:span text:style-name="_5f_variable"><text:span text:style-name="T4">g</text:span></text:span>(0). </text:p>
        </text:list-item>
      </text:list>
      <text:list xml:id="list162222891828409" text:continue-list="list162221311793626" text:style-name="_5f_Numérotation_20_des_20_exercices_20_livrets">
        <text:list-item>
          <text:list>
            <text:list-header>
              <text:p text:style-name="P52"><text:span text:style-name="_5f_pointillés_20_gris"><text:span text:style-name="T31"><text:tab/></text:span></text:span></text:p>
            </text:list-header>
          </text:list>
        </text:list-item>
      </text:list>
      <text:list xml:id="list162221155106478" text:continue-list="list162221029456129" text:style-name="liste_5f_abc">
        <text:list-item>
          <text:p text:style-name="P64"><text:span text:style-name="_5f_pointillés_20_gris"><text:span text:style-name="T24">Quel nombre faut-il choisir pour obtenir 18 ?</text:span></text:span></text:p>
        </text:list-item>
      </text:list>
      <text:list xml:id="list162221599553225" text:continue-list="list162222891828409" text:style-name="_5f_Numérotation_20_des_20_exercices_20_livrets">
        <text:list-item>
          <text:list>
            <text:list-header>
              <text:p text:style-name="P53"><text:span text:style-name="_5f_pointillés_20_gris"><text:span text:style-name="T31"><text:tab/></text:span></text:span></text:p>
              <text:p text:style-name="P53"><text:span text:style-name="_5f_pointillés_20_gris"><text:span text:style-name="T36"><text:tab/></text:span></text:span></text:p>
            </text:list-header>
          </text:list>
        </text:list-item>
      </text:list>
      <text:list xml:id="list162223074153227" text:continue-list="list162222875372454" text:style-name="Num_5f_Exo">
        <text:list-item>
          <text:h text:style-name="P49" text:outline-level="1"> On appelle <text:span text:style-name="T18">h</text:span> la fonction qui à un nombre associe son résultat obtenu avec le programme de calcul suivant.</text:h>
        </text:list-item>
      </text:list>
      <text:list xml:id="list162222768234117" text:continue-list="list2746945043" text:style-name="List_20_1">
        <text:list-item>
          <text:p text:style-name="P86">Choisis un nombre.</text:p>
        </text:list-item>
        <text:list-item>
          <text:p text:style-name="P87">Ajoute-lui<text:span text:style-name="T63"> </text:span><text:span text:style-name="T12">−</text:span>5.</text:p>
        </text:list-item>
        <text:list-item>
          <text:p text:style-name="P86">Calcule le carré de la somme obtenue.</text:p>
        </text:list-item>
      </text:list>
      <text:list xml:id="list162221804272049" text:continue-list="list162221155106478" text:style-name="liste_5f_abc">
        <text:list-item text:start-value="1">
          <text:p text:style-name="P78">Complète le tableau de valeurs suivant.</text:p>
        </text:list-item>
      </text:list>
      <table:table table:name="Tableau1" table:style-name="Tableau1">
        <table:table-column table:style-name="Tableau1.A" table:number-columns-repeated="6"/>
        <table:table-column table:style-name="Tableau1.G"/>
        <table:table-row table:style-name="Tableau1.1">
          <table:table-cell table:style-name="Tableau1.A1" office:value-type="string">
            <text:p text:style-name="P29">x</text:p>
          </table:table-cell>
          <table:table-cell table:style-name="Tableau1.F1" office:value-type="string">
            <text:p text:style-name="P30"><text:span text:style-name="T13">−</text:span>3</text:p>
          </table:table-cell>
          <table:table-cell table:style-name="Tableau1.F1" office:value-type="string">
            <text:p text:style-name="P30"><text:span text:style-name="T13">−</text:span><text:span text:style-name="T17">2</text:span></text:p>
          </table:table-cell>
          <table:table-cell table:style-name="Tableau1.F1" office:value-type="string">
            <text:p text:style-name="P30">0</text:p>
          </table:table-cell>
          <table:table-cell table:style-name="Tableau1.F1" office:value-type="string">
            <text:p text:style-name="P30">2</text:p>
          </table:table-cell>
          <table:table-cell table:style-name="Tableau1.F1" office:value-type="string">
            <text:p text:style-name="P30">5</text:p>
          </table:table-cell>
          <table:table-cell table:style-name="Tableau1.G1" office:value-type="string">
            <text:p text:style-name="P32">π</text:p>
          </table:table-cell>
        </table:table-row>
        <table:table-row table:style-name="Tableau1.1">
          <table:table-cell table:style-name="Tableau1.A2" office:value-type="string">
            <text:p text:style-name="P31"><text:span text:style-name="T21">h</text:span><text:span text:style-name="T29">(</text:span><text:span text:style-name="T21">x</text:span><text:span text:style-name="T29">)</text:span></text:p>
          </table:table-cell>
          <table:table-cell table:style-name="Tableau1.F2" office:value-type="string">
            <text:p text:style-name="P30"/>
          </table:table-cell>
          <table:table-cell table:style-name="Tableau1.F2" office:value-type="string">
            <text:p text:style-name="P30"/>
          </table:table-cell>
          <table:table-cell table:style-name="Tableau1.F2" office:value-type="string">
            <text:p text:style-name="P30"/>
          </table:table-cell>
          <table:table-cell table:style-name="Tableau1.F2" office:value-type="string">
            <text:p text:style-name="P30"/>
          </table:table-cell>
          <table:table-cell table:style-name="Tableau1.F2" office:value-type="string">
            <text:p text:style-name="P30"/>
          </table:table-cell>
          <table:table-cell table:style-name="Tableau1.G2" office:value-type="string">
            <text:p text:style-name="P30"/>
          </table:table-cell>
        </table:table-row>
      </table:table>
      <text:list xml:id="list162221706952204" text:continue-numbering="true" text:style-name="liste_5f_abc">
        <text:list-item>
          <text:p text:style-name="P75">Quelle est l’image de 0 <text:span text:style-name="_5f_pointillés_20_gris"><text:span text:style-name="T25">par </text:span></text:span><text:span text:style-name="_5f_pointillés_20_gris"><text:span text:style-name="T26">h</text:span></text:span> ?<text:span text:style-name="_5f_pointillés_20_gris"><text:span text:style-name="T9"> </text:span></text:span><text:span text:style-name="_5f_pointillés_20_gris"><text:span text:style-name="T36"><text:tab/></text:span></text:span></text:p>
        </text:list-item>
        <text:list-item>
          <text:p text:style-name="P76"><text:span text:style-name="_5f_BVS">Donne un antécédent de 0</text:span><text:span text:style-name="_5f_pointillés_20_gris"><text:span text:style-name="T9"> </text:span></text:span><text:span text:style-name="_5f_pointillés_20_gris"><text:span text:style-name="T25">par </text:span></text:span><text:span text:style-name="_5f_pointillés_20_gris"><text:span text:style-name="T26">h</text:span></text:span><text:span text:style-name="_5f_pointillés_20_gris"><text:span text:style-name="T27">.</text:span></text:span><text:span text:style-name="_5f_pointillés_20_gris"><text:span text:style-name="T9"> </text:span></text:span><text:span text:style-name="_5f_pointillés_20_gris"><text:span text:style-name="T36"><text:tab/></text:span></text:span></text:p>
        </text:list-item>
      </text:list>
      <text:list xml:id="list162222313285482" text:continue-list="list162223074153227" text:style-name="Num_5f_Exo">
        <text:list-item>
          <text:h text:style-name="P50" text:outline-level="1"><text:span text:style-name="Bold_5f_niv3"><text:span text:style-name="T57"> </text:span></text:span><text:span text:style-name="Bold_5f_niv3"><text:span text:style-name="T43">Pourcentage et fonction linéaire</text:span></text:span></text:h>
        </text:list-item>
      </text:list>
      <text:p text:style-name="_5f_Paragraphe_20_livret_20_">Durant les soldes, un magasin pratique une remise de 15 % sur tous les articles.</text:p>
      <text:list xml:id="list162221457879059" text:continue-list="list162221706952204" text:style-name="liste_5f_abc">
        <text:list-item text:start-value="1">
          <text:p text:style-name="P61">Un article coûtait 28 € avant les soldes. </text:p>
        </text:list-item>
      </text:list>
      <text:list xml:id="list162222145853793" text:continue-list="list162221599553225" text:style-name="_5f_Numérotation_20_des_20_exercices_20_livrets">
        <text:list-item>
          <text:list>
            <text:list-header>
              <text:p text:style-name="P70">Quel est son nouveau prix ?</text:p>
              <text:p text:style-name="P52"><text:span text:style-name="_5f_pointillés_20_gris"><text:span text:style-name="T31"><text:tab/></text:span></text:span></text:p>
            </text:list-header>
          </text:list>
        </text:list-item>
      </text:list>
      <text:p text:style-name="P35"><text:span text:style-name="_5f_pointillés_20_gris"><text:span text:style-name="T31"><text:tab/></text:span></text:span></text:p>
      <text:p text:style-name="P35"><text:span text:style-name="_5f_pointillés_20_gris"><text:span text:style-name="T31"><text:tab/></text:span></text:span></text:p>
      <text:p text:style-name="P35"><text:span text:style-name="_5f_pointillés_20_gris"><text:span text:style-name="T31"><text:tab/></text:span></text:span></text:p>
      <text:list xml:id="list162222902331239" text:continue-list="list162221457879059" text:style-name="liste_5f_abc">
        <text:list-item>
          <text:p text:style-name="P67">On appelle <text:span text:style-name="T19">f</text:span> la fonction qui au prix de départ <text:span text:style-name="_5f_variable"><text:span text:style-name="T6">p</text:span></text:span> associe le prix soldé. Donne son expression.</text:p>
        </text:list-item>
      </text:list>
      <text:list xml:id="list162222720927062" text:continue-list="list162222145853793" text:style-name="_5f_Numérotation_20_des_20_exercices_20_livrets">
        <text:list-item>
          <text:list>
            <text:list-header>
              <text:p text:style-name="P52"><text:span text:style-name="_5f_pointillés_20_gris"><text:span text:style-name="T31"><text:tab/></text:span></text:span></text:p>
            </text:list-header>
          </text:list>
        </text:list-item>
      </text:list>
      <text:p text:style-name="P35"><text:span text:style-name="_5f_pointillés_20_gris"><text:span text:style-name="T31"><text:tab/></text:span></text:span></text:p>
      <text:p text:style-name="P35"><text:span text:style-name="_5f_pointillés_20_gris"><text:span text:style-name="T31"><text:tab/></text:span></text:span></text:p>
      <text:p text:style-name="P36"><text:span text:style-name="_5f_pointillés_20_gris"><text:span text:style-name="T31"><text:tab/></text:span></text:span></text:p>
      <text:p text:style-name="P36"><text:span text:style-name="_5f_pointillés_20_gris"><text:span text:style-name="T31"><text:tab/></text:span></text:span></text:p>
      <text:list xml:id="list162222714328892" text:continue-list="list162222902331239" text:style-name="liste_5f_abc">
        <text:list-item>
          <text:p text:style-name="P67">Un article coûtait 45 € avant les soldes. </text:p>
        </text:list-item>
      </text:list>
      <text:list xml:id="list162221532969455" text:continue-list="list162222720927062" text:style-name="_5f_Numérotation_20_des_20_exercices_20_livrets">
        <text:list-item>
          <text:list>
            <text:list-header>
              <text:p text:style-name="P71">Quel est son prix soldé ?</text:p>
              <text:p text:style-name="P52"><text:span text:style-name="_5f_pointillés_20_gris"><text:span text:style-name="T31"><text:tab/></text:span></text:span></text:p>
            </text:list-header>
          </text:list>
        </text:list-item>
      </text:list>
      <text:p text:style-name="P35"><text:span text:style-name="_5f_pointillés_20_gris"><text:span text:style-name="T31"><text:tab/></text:span></text:span></text:p>
      <text:p text:style-name="P35"><text:span text:style-name="_5f_pointillés_20_gris"><text:span text:style-name="T31"><text:tab/></text:span></text:span></text:p>
      <text:list xml:id="list162222525466580" text:continue-list="list162222714328892" text:style-name="liste_5f_abc">
        <text:list-item>
          <text:p text:style-name="P67">Un article est soldé à 31,79 €. </text:p>
        </text:list-item>
      </text:list>
      <text:list xml:id="list162221076179686" text:continue-list="list162221532969455" text:style-name="_5f_Numérotation_20_des_20_exercices_20_livrets">
        <text:list-item>
          <text:list>
            <text:list-header>
              <text:p text:style-name="P71">Quel était son prix avant les soldes ?</text:p>
              <text:p text:style-name="P55"><text:span text:style-name="_5f_pointillés_20_gris"><text:span text:style-name="T32"><text:tab/></text:span></text:span></text:p>
            </text:list-header>
          </text:list>
        </text:list-item>
      </text:list>
      <text:p text:style-name="P27"><text:span text:style-name="_5f_pointillés_20_gris"><text:span text:style-name="T32"><text:tab/></text:span></text:span></text:p>
      <text:p text:style-name="P27"><text:span text:style-name="_5f_pointillés_20_gris"><text:span text:style-name="T32"><text:tab/></text:span></text:span></text:p>
      <text:p text:style-name="P28"><text:span text:style-name="_5f_pointillés_20_gris"><text:tab/></text:span></text:p>
      <text:list xml:id="list162222048937036" text:continue-list="list162222313285482" text:style-name="Num_5f_Exo">
        <text:list-item>
          <text:h text:style-name="P46" text:outline-level="1"><text:soft-page-break/> Indique si chaque fonction est affine. Justifie.</text:h>
        </text:list-item>
      </text:list>
      <text:list xml:id="list162221749940186" text:continue-list="list162222525466580" text:style-name="liste_5f_abc">
        <text:list-item text:start-value="1">
          <text:p text:style-name="P79">La fonction qui à un nombre associe le résultat du programme de calcul suivant.</text:p>
        </text:list-item>
      </text:list>
      <text:list xml:id="list162221287891580" text:continue-list="list162222768234117" text:style-name="List_20_1">
        <text:list-item>
          <text:p text:style-name="P86">Choisis un nombre.</text:p>
        </text:list-item>
        <text:list-item>
          <text:p text:style-name="P86">Ajoute-lui 1.</text:p>
        </text:list-item>
        <text:list-item>
          <text:p text:style-name="P86">Multiplie le tout par 3.</text:p>
        </text:list-item>
        <text:list-item>
          <text:p text:style-name="P86">Annonce le résultat.</text:p>
        </text:list-item>
      </text:list>
      <text:p text:style-name="P43"><text:span text:style-name="_5f_pointillés_20_gris"><text:tab/></text:span></text:p>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text:list xml:id="list162223038574531" text:continue-list="list162221749940186" text:style-name="liste_5f_abc">
        <text:list-item>
          <text:p text:style-name="P80">La fonction par laquelle la longueur du rayon d’un cercle a pour image le périmètre de ce cercle.</text:p>
        </text:list-item>
      </text:list>
      <text:p text:style-name="P34"><text:span text:style-name="_5f_pointillés_20_gris"><text:span text:style-name="T30"><text:tab/></text:span></text:span></text:p>
      <text:p text:style-name="P34"><text:span text:style-name="_5f_pointillés_20_gris"><text:span text:style-name="T30"><text:tab/></text:span></text:span></text:p>
      <text:p text:style-name="P34"><text:span text:style-name="_5f_pointillés_20_gris"><text:span text:style-name="T30"><text:tab/></text:span></text:span></text:p>
      <text:list xml:id="list162223035809114" text:continue-numbering="true" text:style-name="liste_5f_abc">
        <text:list-item>
          <text:p text:style-name="P65">La fonction qui à la longueur du rayon d’un disque associe l’aire de ce disque.</text:p>
        </text:list-item>
      </text:list>
      <text:p text:style-name="P34"><text:span text:style-name="_5f_pointillés_20_gris"><text:span text:style-name="T37"><text:tab/></text:span></text:span></text:p>
      <text:p text:style-name="P34"><text:span text:style-name="_5f_pointillés_20_gris"><text:span text:style-name="T37"><text:tab/></text:span></text:span></text:p>
      <text:p text:style-name="P34"><text:span text:style-name="_5f_pointillés_20_gris"><text:span text:style-name="T38"><text:tab/></text:span></text:span></text:p>
      <text:list xml:id="list162221667385687" text:continue-list="list162222048937036" text:style-name="Num_5f_Exo">
        <text:list-item>
          <text:h text:style-name="P51" text:outline-level="1"> La <text:span text:style-name="T53">résistance de l’air est la force exercée par l’air sur un corps en mouvement. Elle s’oppose au mouvement de celui-ci. Pour une voiture, elle peut se calculer par la formule 3,06 </text:span><text:span text:style-name="T54">v</text:span><text:span text:style-name="T55">2</text:span><text:span text:style-name="T53">.</text:span></text:h>
        </text:list-item>
      </text:list>
      <text:list xml:id="list162221086759890" text:continue-list="list162221076179686" text:style-name="_5f_Numérotation_20_des_20_exercices_20_livrets">
        <text:list-header>
          <text:p text:style-name="P77">On appelle <text:span text:style-name="T60">R</text:span><text:span text:style-name="T59"> la fonction qui à la vitesse </text:span><text:span text:style-name="T54">v</text:span><text:span text:style-name="T59"> (en km/h) associe la résistance de l’air en Newton.</text:span></text:p>
        </text:list-header>
      </text:list>
      <text:list xml:id="list162223012794476" text:continue-list="list162223035809114" text:style-name="liste_5f_abc">
        <text:list-item text:start-value="1">
          <text:p text:style-name="P73">Calcule <text:span text:style-name="T61">R</text:span>(<text:span text:style-name="T28">30</text:span>).</text:p>
        </text:list-item>
      </text:list>
      <text:list xml:id="list162222793702967" text:continue-list="list162221086759890" text:style-name="_5f_Numérotation_20_des_20_exercices_20_livrets">
        <text:list-item>
          <text:list>
            <text:list-header>
              <text:p text:style-name="P72">Donne une interprétation du résultat.</text:p>
            </text:list-header>
          </text:list>
        </text:list-item>
      </text:list>
      <text:p text:style-name="P35"><text:span text:style-name="_5f_pointillés_20_gris"><text:span text:style-name="T31"><text:tab/></text:span></text:span></text:p>
      <text:p text:style-name="P35"><text:span text:style-name="_5f_pointillés_20_gris"><text:span text:style-name="T31"><text:tab/></text:span></text:span></text:p>
      <text:p text:style-name="P35"><text:span text:style-name="_5f_pointillés_20_gris"><text:span text:style-name="T31"><text:tab/></text:span></text:span></text:p>
      <text:list xml:id="list162221709791090" text:continue-list="list162223012794476" text:style-name="liste_5f_abc">
        <text:list-item>
          <text:p text:style-name="P69"><text:span text:style-name="T28">Donne un </text:span>antécédent de <text:s/><text:span text:style-name="T58">51 714 par </text:span><text:span text:style-name="T62">R</text:span><text:span text:style-name="T58">.</text:span><text:line-break/>Donne une interprétation du résultat.</text:p>
        </text:list-item>
      </text:list>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text:p text:style-name="P35"><text:span text:style-name="_5f_pointillés_20_gris"><text:span text:style-name="T31"><text:tab/></text:span></text:span></text:p>
      <text:p text:style-name="P36"><text:span text:style-name="_5f_pointillés_20_gris"><text:tab/></text:span></text:p>
      <text:p text:style-name="P36"><text:span text:style-name="_5f_pointillés_20_gris"><text:span text:style-name="T31"><text:tab/></text:span></text:span></text:p>
      <text:list xml:id="list162223101202389" text:continue-list="list162221667385687" text:style-name="Num_5f_Exo">
        <text:list-item>
          <text:h text:style-name="P85" text:outline-level="1"><text:span text:style-name="_5f_BVS"> </text:span><text:span text:style-name="_5f_BVS"><text:span text:style-name="T33">ABCD est un rectangle tel que AB </text:span></text:span><text:span text:style-name="_5f_Symbole"><text:span text:style-name="T42">=</text:span></text:span><text:span text:style-name="_5f_BVS"><text:span text:style-name="T33"> 7 cm et AD </text:span></text:span><text:span text:style-name="_5f_Symbole"><text:span text:style-name="T42">=</text:span></text:span><text:span text:style-name="_5f_BVS"><text:span text:style-name="T33"> 5 cm. Un point M se déplace sur les côtés </text:span></text:span><text:span text:style-name="_5f_BVS"><text:span text:style-name="T39">[</text:span></text:span><text:span text:style-name="_5f_BVS"><text:span text:style-name="T40">AB</text:span></text:span><text:span text:style-name="_5f_BVS"><text:span text:style-name="T39">] </text:span></text:span><text:span text:style-name="_5f_BVS"><text:span text:style-name="T40">et </text:span></text:span><text:span text:style-name="_5f_BVS"><text:span text:style-name="T39">[</text:span></text:span><text:span text:style-name="_5f_BVS"><text:span text:style-name="T40">BC</text:span></text:span><text:span text:style-name="_5f_BVS"><text:span text:style-name="T39">] </text:span></text:span><text:span text:style-name="_5f_BVS"><text:span text:style-name="T33">du rectangle et on note </text:span></text:span><text:span text:style-name="_5f_pointillés_20_gris"><text:span text:style-name="T51">x</text:span></text:span><text:span text:style-name="_5f_BVS"><text:span text:style-name="T33"> la distance à parcourir du point A au point M en parcourant le rectangle dans le sens ABCD.</text:span></text:span></text:h>
        </text:list-item>
      </text:list>
      <text:list xml:id="list162222108381555" text:continue-list="list162221709791090" text:style-name="liste_5f_abc">
        <text:list-item text:start-value="1">
          <text:p text:style-name="P58"><text:span text:style-name="_5f_BVS"><text:span text:style-name="T44">Fais une figure.</text:span></text:span></text:p>
        </text:list-item>
      </text:list>
      <text:p text:style-name="P40"><text:span text:style-name="_5f_BVS"/></text:p>
      <text:p text:style-name="P40"><text:span text:style-name="_5f_BVS"/></text:p>
      <text:p text:style-name="P40"><text:span text:style-name="_5f_BVS"/></text:p>
      <text:p text:style-name="P40"><text:span text:style-name="_5f_BVS"/></text:p>
      <text:p text:style-name="P40"><text:span text:style-name="_5f_BVS"/></text:p>
      <text:p text:style-name="P40"><text:span text:style-name="_5f_BVS"/></text:p>
      <text:p text:style-name="P40"><text:span text:style-name="_5f_BVS"/></text:p>
      <text:p text:style-name="P40"><text:span text:style-name="_5f_BVS"/></text:p>
      <text:p text:style-name="P40"><text:span text:style-name="_5f_BVS"/></text:p>
      <text:p text:style-name="P45"><text:span text:style-name="_5f_BVS"/></text:p>
      <text:p text:style-name="P40"><text:span text:style-name="_5f_BVS"/></text:p>
      <text:p text:style-name="P40"><text:span text:style-name="_5f_BVS"/></text:p>
      <text:p text:style-name="P40"><text:span text:style-name="_5f_BVS"/></text:p>
      <text:p text:style-name="P44"><text:span text:style-name="_5f_BVS"><text:span text:style-name="T44">On appelle <text:s/></text:span></text:span><text:span text:style-name="_5f_pointillés_20_gris"><text:span text:style-name="T52">f</text:span></text:span><text:span text:style-name="_5f_BVS"><text:span text:style-name="T34">(</text:span></text:span><text:span text:style-name="_5f_pointillés_20_gris"><text:span text:style-name="T51">x</text:span></text:span><text:span text:style-name="_5f_BVS"><text:span text:style-name="T41">)</text:span></text:span><text:span text:style-name="_5f_BVS"><text:span text:style-name="T44"> l’aire du quadrilatère AMCD.</text:span></text:span></text:p>
      <text:list xml:id="list162221728872283" text:continue-numbering="true" text:style-name="liste_5f_abc">
        <text:list-item>
          <text:p text:style-name="P59"><text:span text:style-name="_5f_BVS"><text:span text:style-name="T44">Donne un encadrement de </text:span></text:span><text:span text:style-name="_5f_pointillés_20_gris"><text:span text:style-name="T51">x</text:span></text:span><text:span text:style-name="_5f_BVS"><text:span text:style-name="T44"> lorsque :</text:span></text:span></text:p>
          <text:p text:style-name="P74"><text:span text:style-name="_5f_BVS"><text:span text:style-name="T49">• </text:span></text:span><text:span text:style-name="_5f_BVS"><text:span text:style-name="T47">M </text:span></text:span><text:span text:style-name="_5f_signe"><text:span text:style-name="T5">∈</text:span></text:span><text:span text:style-name="_5f_BVS"><text:span text:style-name="T47"> </text:span></text:span><text:span text:style-name="_5f_BVS"><text:span text:style-name="T48">[AB] <text:s text:c="12"/></text:span></text:span><text:span text:style-name="_5f_BVS"><text:span text:style-name="T49">• </text:span></text:span><text:span text:style-name="_5f_BVS"><text:span text:style-name="T47">M </text:span></text:span><text:span text:style-name="_5f_BVS"><text:span text:style-name="T45">∈</text:span></text:span><text:span text:style-name="_5f_BVS"><text:span text:style-name="T47"> </text:span></text:span><text:span text:style-name="_5f_BVS"><text:span text:style-name="T48">[BC]</text:span></text:span></text:p>
        </text:list-item>
      </text:list>
      <text:p text:style-name="FILET_5f_POINTILLES"><text:span text:style-name="_5f_pointillés_20_gris"><text:tab/></text:span></text:p>
      <text:p text:style-name="FILET_5f_POINTILLES"><text:span text:style-name="_5f_pointillés_20_gris"><text:tab/></text:span></text:p>
      <text:list xml:id="list162221406402243" text:continue-numbering="true" text:style-name="liste_5f_abc">
        <text:list-item>
          <text:p text:style-name="P56"><text:span text:style-name="_5f_BVS"><text:span text:style-name="T50">Détermine <text:s/></text:span></text:span><text:span text:style-name="_5f_pointillés_20_gris"><text:span text:style-name="T52">f</text:span></text:span><text:span text:style-name="_5f_BVS"><text:span text:style-name="T34">(</text:span></text:span><text:span text:style-name="_5f_pointillés_20_gris"><text:span text:style-name="T51">x</text:span></text:span><text:span text:style-name="_5f_BVS"><text:span text:style-name="T41">)</text:span></text:span><text:span text:style-name="_5f_BVS"><text:span text:style-name="T44"> dans chacun des cas suivants :</text:span></text:span></text:p>
          <text:p text:style-name="P74"><text:span text:style-name="_5f_BVS"><text:span text:style-name="T49">• </text:span></text:span><text:span text:style-name="_5f_BVS"><text:span text:style-name="T47">M </text:span></text:span><text:span text:style-name="_5f_BVS"><text:span text:style-name="T46">∈</text:span></text:span><text:span text:style-name="_5f_BVS"><text:span text:style-name="T47"> </text:span></text:span><text:span text:style-name="_5f_BVS"><text:span text:style-name="T48">[AB] <text:s text:c="12"/></text:span></text:span><text:span text:style-name="_5f_BVS"><text:span text:style-name="T49">• </text:span></text:span><text:span text:style-name="_5f_BVS"><text:span text:style-name="T47">M </text:span></text:span><text:span text:style-name="_5f_BVS"><text:span text:style-name="T46">∈</text:span></text:span><text:span text:style-name="_5f_BVS"><text:span text:style-name="T47"> </text:span></text:span><text:span text:style-name="_5f_BVS"><text:span text:style-name="T48">[BC]</text:span></text:span></text:p>
        </text:list-item>
      </text:list>
      <text:p text:style-name="P41"><text:span text:style-name="_5f_pointillés_20_gris"><text:tab/></text:span></text:p>
      <text:p text:style-name="P37"><text:span text:style-name="_5f_pointillés_20_gris"><text:span text:style-name="T48"><text:tab/></text:span></text:span></text:p>
      <text:p text:style-name="P37"><text:span text:style-name="_5f_pointillés_20_gris"><text:span text:style-name="T48"><text:tab/></text:span></text:span></text:p>
      <text:p text:style-name="P37"><text:span text:style-name="_5f_pointillés_20_gris"><text:span text:style-name="T48"><text:tab/></text:span></text:span></text:p>
      <text:p text:style-name="P37"><text:span text:style-name="_5f_pointillés_20_gris"><text:span text:style-name="T48"><text:tab/></text:span></text:span></text:p>
      <text:p text:style-name="P37"><text:span text:style-name="_5f_pointillés_20_gris"><text:span text:style-name="T48"><text:tab/></text:span></text:span></text:p>
      <text:p text:style-name="P37"><text:span text:style-name="_5f_pointillés_20_gris"><text:span text:style-name="T48"><text:tab/></text:span></text:span></text:p>
      <text:p text:style-name="P37"><text:span text:style-name="_5f_pointillés_20_gris"><text:span text:style-name="T48"><text:tab/></text:span></text:span></text:p>
      <text:p text:style-name="P39"><text:span text:style-name="_5f_pointillés_20_gris"><text:span text:style-name="T48"><text:tab/></text:span></text:span></text:p>
      <text:p text:style-name="P39"><text:span text:style-name="_5f_pointillés_20_gris"><text:span text:style-name="T48"><text:tab/></text:span></text:span></text:p>
      <text:list xml:id="list162223108420098" text:continue-numbering="true" text:style-name="liste_5f_abc">
        <text:list-item>
          <text:p text:style-name="P57"><text:span text:style-name="_5f_BVS"><text:span text:style-name="T56">Calcule </text:span></text:span><text:span text:style-name="_5f_pointillés_20_gris"><text:span text:style-name="T52">f</text:span></text:span><text:span text:style-name="_5f_BVS"><text:span text:style-name="T34">(</text:span></text:span><text:span text:style-name="_5f_BVS"><text:span text:style-name="T35">2</text:span></text:span><text:span text:style-name="_5f_BVS"><text:span text:style-name="T44">), <text:s/></text:span></text:span><text:span text:style-name="_5f_pointillés_20_gris"><text:span text:style-name="T52">f</text:span></text:span><text:span text:style-name="_5f_BVS"><text:span text:style-name="T34">(</text:span></text:span><text:span text:style-name="_5f_BVS"><text:span text:style-name="T35">7</text:span></text:span><text:span text:style-name="_5f_BVS"><text:span text:style-name="T44">), <text:s/></text:span></text:span><text:span text:style-name="_5f_pointillés_20_gris"><text:span text:style-name="T52">f</text:span></text:span><text:span text:style-name="_5f_BVS"><text:span text:style-name="T34">(</text:span></text:span><text:span text:style-name="_5f_BVS"><text:span text:style-name="T35">10</text:span></text:span><text:span text:style-name="_5f_BVS"><text:span text:style-name="T44">).</text:span></text:span></text:p>
        </text:list-item>
      </text:list>
      <text:p text:style-name="P42"><text:span text:style-name="_5f_pointillés_20_gris"><text:tab/></text:span></text:p>
      <text:p text:style-name="P38"><text:span text:style-name="_5f_pointillés_20_gris"><text:span text:style-name="T48"><text:tab/></text:span></text:span></text:p>
      <text:p text:style-name="P38"><text:span text:style-name="_5f_pointillés_20_gris"><text:span text:style-name="T48"><text:tab/></text:span></text:span></text:p>
      <text:p text:style-name="P38"><text:span text:style-name="_5f_pointillés_20_gris"><text:span text:style-name="T48"><text:tab/></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Tahoma"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 svg:font-family="'Bitstream Vera Sans'" style:font-adornments="Gras" style:font-family-generic="swiss" style:font-pitch="variable"/>
    <style:font-face style:name="Bitstream Vera Sans1" svg:font-family="'Bitstream Vera Sans'" style:font-adornments="Oblique" style:font-family-generic="swiss" style:font-pitch="variable"/>
    <style:font-face style:name="Bitstream Vera Sans3" svg:font-family="'Bitstream Vera Sans'" style:font-adornments="Roman"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d7e12c" draw:end-color="#7fb241"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24ff75" draw:end-color="#00b342" draw:start-intensity="100%" draw:end-intensity="100%" draw:angle="450" draw:border="5%"/>
    <draw:gradient draw:name="Gradient_20_15" draw:display-name="Gradient 15" draw:style="linear" draw:start-color="#d7e12c" draw:end-color="#a7c307" draw:start-intensity="100%" draw:end-intensity="100%" draw:angle="0" draw:border="0%"/>
    <draw:gradient draw:name="Gradient_20_16" draw:display-name="Gradient 16" draw:style="linear" draw:start-color="#d7e12c" draw:end-color="#a7c307" draw:start-intensity="100%" draw:end-intensity="100%" draw:angle="1800" draw:border="0%"/>
    <draw:gradient draw:name="Gradient_20_2" draw:display-name="Gradient 2" draw:style="linear" draw:start-color="#d7e12c" draw:end-color="#7fb241" draw:start-intensity="100%" draw:end-intensity="100%" draw:angle="18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45%"/>
    <draw:gradient draw:name="Gradient_20_9" draw:display-name="Gradient 9"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_5f_Linéaire_20_Gris" draw:display-name="_Linéaire Gris" draw:style="linear" draw:start-color="#4c4c4c" draw:end-color="#cccccc" draw:start-intensity="100%" draw:end-intensity="100%" draw:angle="0" draw:border="45%"/>
    <draw:gradient draw:name="_5f_Linéaire_20_Violet_20_G5" draw:display-name="_Linéaire Violet G5" draw:style="linear" draw:start-color="#753a6b" draw:end-color="#cc80b4" draw:start-intensity="100%" draw:end-intensity="100%" draw:angle="0" draw:border="45%"/>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fill-image draw:name="Bitmap_20_1" draw:display-name="Bitmap 1" xlink:href="Pictures/10000000000004620000005817BE3ED7BC77107C.png" xlink:type="simple" xlink:show="embed" xlink:actuate="onLoad"/>
    <draw:fill-image draw:name="Bitmap_20_2" draw:display-name="Bitmap 2" xlink:href="Pictures/10000000000004620000005817BE3ED7BC77107C.png" xlink:type="simple" xlink:show="embed" xlink:actuate="onLoad"/>
    <draw:fill-image draw:name="Bitmap_20_3" draw:display-name="Bitmap 3" xlink:href="Pictures/1000020100000A26000000EC250D21A87D7A55C4.png" xlink:type="simple" xlink:show="embed" xlink:actuate="onLoad"/>
    <draw:fill-image draw:name="Bitmape_20_1" draw:display-name="Bitmape 1" xlink:href="Pictures/1000000000000020000000204B249CA79A42C6D7.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8E47BC7577BACEE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83" draw:display-name="Dashed (var) 3283" draw:style="rect" draw:dots1="1" draw:dots1-length="0.016cm" draw:dots2="1" draw:dots2-length="0.016cm" draw:distance="0.016cm"/>
    <draw:stroke-dash draw:name="Dashed_20__28_var_29__20_3284" draw:display-name="Dashed (var) 3284" draw:style="rect" draw:dots1="1" draw:dots1-length="0.016cm" draw:dots2="1" draw:dots2-length="0.016cm" draw:distance="0.016cm"/>
    <draw:stroke-dash draw:name="Dashed_20__28_var_29__20_3285" draw:display-name="Dashed (var) 3285" draw:style="rect" draw:dots1="1" draw:distance="0.147cm"/>
    <draw:stroke-dash draw:name="Dashed_20__28_var_29__20_3286" draw:display-name="Dashed (var) 3286" draw:style="rect" draw:dots1="1" draw:distance="0.147cm"/>
    <draw:stroke-dash draw:name="Dashed_20__28_var_29__20_3287" draw:display-name="Dashed (var) 3287" draw:style="rect" draw:dots1="1" draw:distance="0.147cm"/>
    <draw:stroke-dash draw:name="Dashed_20__28_var_29__20_3288" draw:display-name="Dashed (var) 3288" draw:style="rect" draw:dots1="1" draw:distance="0.147cm"/>
    <draw:stroke-dash draw:name="Dashed_20__28_var_29__20_3289" draw:display-name="Dashed (var) 3289" draw:style="rect" draw:dots1="1" draw:distance="0.147cm"/>
    <draw:stroke-dash draw:name="Dashed_20__28_var_29__20_3290" draw:display-name="Dashed (var) 3290" draw:style="rect" draw:dots1="1" draw:distance="0.147cm"/>
    <draw:stroke-dash draw:name="Dashed_20__28_var_29__20_3291" draw:display-name="Dashed (var) 3291" draw:style="rect" draw:dots1="1" draw:distance="0.147cm"/>
    <draw:stroke-dash draw:name="Dashed_20__28_var_29__20_3292" draw:display-name="Dashed (var) 3292" draw:style="rect" draw:dots1="1" draw:distance="0.147cm"/>
    <draw:stroke-dash draw:name="Dashed_20__28_var_29__20_3293" draw:display-name="Dashed (var) 3293" draw:style="rect" draw:dots1="1" draw:distance="0.147cm"/>
    <draw:stroke-dash draw:name="Dashed_20__28_var_29__20_3294" draw:display-name="Dashed (var) 3294" draw:style="rect" draw:dots1="1" draw:distance="0.147cm"/>
    <draw:stroke-dash draw:name="Dashed_20__28_var_29__20_3295" draw:display-name="Dashed (var) 3295" draw:style="rect" draw:dots1="1" draw:distance="0.147cm"/>
    <draw:stroke-dash draw:name="Dashed_20__28_var_29__20_3296" draw:display-name="Dashed (var) 3296" draw:style="rect" draw:dots1="1" draw:distance="0.147cm"/>
    <draw:stroke-dash draw:name="Dashed_20__28_var_29__20_3297" draw:display-name="Dashed (var) 3297" draw:style="rect" draw:dots1="1" draw:distance="0.147cm"/>
    <draw:stroke-dash draw:name="Dashed_20__28_var_29__20_3298" draw:display-name="Dashed (var) 3298" draw:style="rect" draw:dots1="1" draw:distance="0.147cm"/>
    <draw:stroke-dash draw:name="Dashed_20__28_var_29__20_3299" draw:display-name="Dashed (var) 3299" draw:style="rect" draw:dots1="1" draw:distance="0.147cm"/>
    <draw:stroke-dash draw:name="Dashed_20__28_var_29__20_33" draw:display-name="Dashed (var) 33" draw:style="rect" draw:dots1="1" draw:dots1-length="0.011cm" draw:dots2="1" draw:dots2-length="0.011cm" draw:distance="0.011cm"/>
    <draw:stroke-dash draw:name="Dashed_20__28_var_29__20_3300" draw:display-name="Dashed (var) 3300" draw:style="rect" draw:dots1="1" draw:distance="0.147cm"/>
    <draw:stroke-dash draw:name="Dashed_20__28_var_29__20_3301" draw:display-name="Dashed (var) 3301" draw:style="rect" draw:dots1="1" draw:distance="0.147cm"/>
    <draw:stroke-dash draw:name="Dashed_20__28_var_29__20_3302" draw:display-name="Dashed (var) 3302" draw:style="rect" draw:dots1="1" draw:distance="0.147cm"/>
    <draw:stroke-dash draw:name="Dashed_20__28_var_29__20_3303" draw:display-name="Dashed (var) 3303" draw:style="rect" draw:dots1="1" draw:distance="0.147cm"/>
    <draw:stroke-dash draw:name="Dashed_20__28_var_29__20_3304" draw:display-name="Dashed (var) 3304" draw:style="rect" draw:dots1="1" draw:distance="0.147cm"/>
    <draw:stroke-dash draw:name="Dashed_20__28_var_29__20_3305" draw:display-name="Dashed (var) 3305" draw:style="rect" draw:dots1="1" draw:distance="0.147cm"/>
    <draw:stroke-dash draw:name="Dashed_20__28_var_29__20_3306" draw:display-name="Dashed (var) 3306" draw:style="rect" draw:dots1="1" draw:distance="0.147cm"/>
    <draw:stroke-dash draw:name="Dashed_20__28_var_29__20_3307" draw:display-name="Dashed (var) 3307" draw:style="rect" draw:dots1="1" draw:distance="0.147cm"/>
    <draw:stroke-dash draw:name="Dashed_20__28_var_29__20_3308" draw:display-name="Dashed (var) 3308" draw:style="rect" draw:dots1="1" draw:distance="0.147cm"/>
    <draw:stroke-dash draw:name="Dashed_20__28_var_29__20_3309" draw:display-name="Dashed (var) 3309" draw:style="rect" draw:dots1="1" draw:distance="0.147cm"/>
    <draw:stroke-dash draw:name="Dashed_20__28_var_29__20_3310" draw:display-name="Dashed (var) 3310" draw:style="rect" draw:dots1="1" draw:distance="0.147cm"/>
    <draw:stroke-dash draw:name="Dashed_20__28_var_29__20_3311" draw:display-name="Dashed (var) 3311" draw:style="rect" draw:dots1="1" draw:distance="0.147cm"/>
    <draw:stroke-dash draw:name="Dashed_20__28_var_29__20_3312" draw:display-name="Dashed (var) 3312" draw:style="rect" draw:dots1="1" draw:distance="0.147cm"/>
    <draw:stroke-dash draw:name="Dashed_20__28_var_29__20_3313" draw:display-name="Dashed (var) 3313" draw:style="rect" draw:dots1="1" draw:distance="0.147cm"/>
    <draw:stroke-dash draw:name="Dashed_20__28_var_29__20_3314" draw:display-name="Dashed (var) 3314" draw:style="rect" draw:dots1="1" draw:distance="0.147cm"/>
    <draw:stroke-dash draw:name="Dashed_20__28_var_29__20_3315" draw:display-name="Dashed (var) 3315" draw:style="rect" draw:dots1="1" draw:distance="0.147cm"/>
    <draw:stroke-dash draw:name="Dashed_20__28_var_29__20_3316" draw:display-name="Dashed (var) 3316" draw:style="rect" draw:dots1="1" draw:distance="0.147cm"/>
    <draw:stroke-dash draw:name="Dashed_20__28_var_29__20_3317" draw:display-name="Dashed (var) 3317" draw:style="rect" draw:dots1="1" draw:distance="0.147cm"/>
    <draw:stroke-dash draw:name="Dashed_20__28_var_29__20_3318" draw:display-name="Dashed (var) 3318" draw:style="rect" draw:dots1="1" draw:distance="0.147cm"/>
    <draw:stroke-dash draw:name="Dashed_20__28_var_29__20_3319" draw:display-name="Dashed (var) 3319" draw:style="rect" draw:dots1="1" draw:distance="0.147cm"/>
    <draw:stroke-dash draw:name="Dashed_20__28_var_29__20_3320" draw:display-name="Dashed (var) 3320" draw:style="rect" draw:dots1="1" draw:distance="0.147cm"/>
    <draw:stroke-dash draw:name="Dashed_20__28_var_29__20_3321" draw:display-name="Dashed (var) 3321" draw:style="rect" draw:dots1="1" draw:distance="0.147cm"/>
    <draw:stroke-dash draw:name="Dashed_20__28_var_29__20_3322" draw:display-name="Dashed (var) 3322" draw:style="rect" draw:dots1="1" draw:distance="0.147cm"/>
    <draw:stroke-dash draw:name="Dashed_20__28_var_29__20_3323" draw:display-name="Dashed (var) 3323" draw:style="rect" draw:dots1="1" draw:distance="0.147cm"/>
    <draw:stroke-dash draw:name="Dashed_20__28_var_29__20_3324" draw:display-name="Dashed (var) 3324" draw:style="rect" draw:dots1="1" draw:distance="0.147cm"/>
    <draw:stroke-dash draw:name="Dashed_20__28_var_29__20_3325" draw:display-name="Dashed (var) 3325" draw:style="rect" draw:dots1="1" draw:distance="0.147cm"/>
    <draw:stroke-dash draw:name="Dashed_20__28_var_29__20_3326" draw:display-name="Dashed (var) 3326" draw:style="rect" draw:dots1="1" draw:distance="0.147cm"/>
    <draw:stroke-dash draw:name="Dashed_20__28_var_29__20_3327" draw:display-name="Dashed (var) 3327" draw:style="rect" draw:dots1="1" draw:distance="0.147cm"/>
    <draw:stroke-dash draw:name="Dashed_20__28_var_29__20_3328" draw:display-name="Dashed (var) 3328" draw:style="rect" draw:dots1="1" draw:distance="0.147cm"/>
    <draw:stroke-dash draw:name="Dashed_20__28_var_29__20_3329" draw:display-name="Dashed (var) 3329" draw:style="rect" draw:dots1="1" draw:distance="0.147cm"/>
    <draw:stroke-dash draw:name="Dashed_20__28_var_29__20_3330" draw:display-name="Dashed (var) 3330" draw:style="rect" draw:dots1="1" draw:distance="0.147cm"/>
    <draw:stroke-dash draw:name="Dashed_20__28_var_29__20_3331" draw:display-name="Dashed (var) 3331" draw:style="rect" draw:dots1="1" draw:distance="0.147cm"/>
    <draw:stroke-dash draw:name="Dashed_20__28_var_29__20_3332" draw:display-name="Dashed (var) 3332" draw:style="rect" draw:dots1="1" draw:distance="0.147cm"/>
    <draw:stroke-dash draw:name="Dashed_20__28_var_29__20_3333" draw:display-name="Dashed (var) 3333" draw:style="rect" draw:dots1="1" draw:distance="0.147cm"/>
    <draw:stroke-dash draw:name="Dashed_20__28_var_29__20_3334" draw:display-name="Dashed (var) 3334" draw:style="rect" draw:dots1="1" draw:distance="0.147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3" draw:dots1-length="63%" draw:dots2="3" draw:distance="32%"/>
    <draw:stroke-dash draw:name="Dashed_20__28_var_29__20_68" draw:display-name="Dashed (var) 68" draw:style="rect" draw:dots1="1" draw:dots1-length="0.002cm" draw:dots2="1" draw:dots2-length="0.002cm" draw:distance="0.002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3"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style:font-name="Bitstream Vera Sans3"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font-family-complex="Tahoma"/>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loext:contextual-spacing="false" fo:text-align="justify" style:justify-single-word="false" style:page-number="auto" style:shadow="none">
        <style:tab-stops/>
      </style:paragraph-properties>
      <style:text-properties fo:color="#ff660d" style:font-name="Bitstream Vera Sans1"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loext:contextual-spacing="false" style:page-number="auto"/>
      <style:text-properties fo:color="#000000" fo:font-style="normal"/>
    </style:style>
    <style:style style:name="_5f_Paragraphe_20_livret_20_réponse_20_élève" style:display-name="_Paragraphe livret réponse élève" style:family="paragraph" style:parent-style-name="Standard">
      <style:paragraph-properties fo:margin-top="0cm" fo:margin-bottom="0cm" loext:contextual-spacing="false" style:line-height-at-least="0.7cm" fo:text-align="justify" style:justify-single-word="false" style:shadow="none">
        <style:tab-stops/>
      </style:paragraph-properties>
      <style:text-properties fo:color="#000000" style:font-name="Bitstream Vera Sans3"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9d0f89" style:font-name="Bitstream Vera Sans2"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loext: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style:font-name="Bitstream Vera Sans3"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loext:contextual-spacing="false" fo:text-align="justify" style:justify-single-word="false" style:page-number="auto"/>
      <style:text-properties style:font-name="Bitstream Vera Sans3"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loext:contextual-spacing="false" style:page-number="auto"/>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fo:font-size="8pt" style:font-size-asian="10.5pt"/>
    </style:style>
    <style:style style:name="_2d_Titre_20_de_20_méthodes" style:display-name="-Titre de méthodes" style:family="paragraph" style:parent-style-name="Standard" style:next-style-name="_5f_Paragraphe_20__20_de_20_méthode" style:master-page-name="">
      <loext:graphic-properties draw:fill="solid" draw:fill-color="#68a224" draw:opacity="100%"/>
      <style:paragraph-properties fo:margin-left="-1cm" fo:margin-right="0cm" fo:margin-top="1.499cm" fo:margin-bottom="0.4cm" loext:contextual-spacing="false" fo:text-indent="0cm" style:auto-text-indent="false" style:page-number="auto" fo:background-color="#68a224">
        <style:tab-stops/>
      </style:paragraph-properties>
      <style:text-properties fo:color="#ffffff" style:font-name="Bitstream Vera Sans" fo:font-family="'Bitstream Vera Sans'" style:font-style-name="Gras" style:font-family-generic="swiss" style:font-pitch="variable" fo:font-size="17pt" fo:font-weight="bold" fo:background-color="transparent"/>
    </style:style>
    <style:style style:name="_5f_Paragraphe_20__20_de_20_méthode" style:display-name="_Paragraphe  de méthode" style:family="paragraph" style:parent-style-name="_2d_Titre_20_de_20_méthodes">
      <style:paragraph-properties fo:margin-left="0cm" fo:margin-right="0cm" fo:margin-top="0.101cm" fo:margin-bottom="0cm" loext:contextual-spacing="false" fo:text-align="justify" style:justify-single-word="false" fo:text-indent="0cm" style:auto-text-indent="false" fo:padding="0cm" fo:border="none" style:shadow="none"/>
      <style:text-properties fo:color="#000000" fo:font-size="9pt" fo:font-weight="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loext:contextual-spacing="false" fo:text-align="justify" style:justify-single-word="false" fo:text-indent="0cm" style:auto-text-indent="false" fo:background-color="transparent">
        <style:tab-stops/>
      </style:paragraph-properties>
      <style:text-properties fo:color="#d34d92" style:font-name="Bitstream Vera Sans"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loext:contextual-spacing="false" fo:text-align="justify" style:justify-single-word="false" fo:text-indent="0cm" style:auto-text-indent="false" fo:background-color="transparent" fo:padding="0cm" fo:border="none"/>
      <style:text-properties fo:color="#0000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loext: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loext:contextual-spacing="false" fo:line-height="100%" fo:text-indent="0cm" style:auto-text-indent="false"/>
      <style:text-properties fo:color="#000000" style:font-name="Bitstream Vera Sans5"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loext:contextual-spacing="false" fo:line-height="100%" fo:text-indent="0cm" style:auto-text-indent="false"/>
      <style:text-properties fo:color="#1ca2b8" style:font-name="Bitstream Vera Sans3"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loext:contextual-spacing="false" fo:text-align="justify" style:justify-single-word="false"/>
      <style:text-properties fo:color="#000000" style:font-name="Bitstream Vera Sans5" fo:font-family="'Bitstream Vera Sans'" style:font-family-generic="roman" style:font-pitch="variable" fo:font-size="10pt" fo:font-style="normal" fo:font-weight="normal" style:font-size-asian="10pt" style:font-style-asian="normal" style:font-weight-asian="normal"/>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loext: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loext: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loext:contextual-spacing="false" fo:text-align="justify" style:justify-single-word="false">
        <style:tab-stops/>
      </style:paragraph-properties>
      <style:text-properties style:font-name="Bitstream Vera Sans" fo:font-family="'Bitstream Vera Sans'" style:font-style-name="Gras" style:font-family-generic="swiss" style:font-pitch="variable" fo:font-size="9pt" fo:font-style="italic" fo:font-weight="normal"/>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loext:contextual-spacing="false" fo:text-align="justify" style:justify-single-word="false">
        <style:tab-stops/>
      </style:paragraph-properties>
      <style:text-properties style:font-name="Bitstream Vera Sans" fo:font-family="'Bitstream Vera Sans'" style:font-style-name="Gras" style:font-family-generic="swiss" style:font-pitch="variable" fo:font-size="9pt" fo:font-style="italic" fo:font-weight="normal"/>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loext:contextual-spacing="false" fo:text-align="justify" style:justify-single-word="false" fo:text-indent="0cm" style:auto-text-indent="false" style:page-number="auto">
        <style:tab-stops/>
      </style:paragraph-properties>
      <style:text-properties style:font-name="Bitstream Vera Sans" fo:font-family="'Bitstream Vera Sans'" style:font-style-name="Gras" style:font-family-generic="swiss" style:font-pitch="variable" fo:font-size="9pt" fo:font-style="italic" fo:font-weight="normal" style:font-size-asian="10.5pt"/>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loext: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loext: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style:font-name="Bitstream Vera Sans"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style:font-name="Bitstream Vera Sans"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4"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loext: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style:font-name="Bitstream Vera Sans"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fo:font-style="normal" fo:font-weight="bold" fo:background-color="transparent"/>
    </style:style>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corps" style:family="text">
      <style:text-properties style:font-name="Bitstream Vera Sans3"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style:font-name="Bitstream Vera Sans1"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 fo:font-family="OpenSymbol" style:font-style-name="Oblique" style:font-pitch="variable" style:font-charset="x-symbol" fo:font-size="10pt" fo:font-style="normal" style:font-name-asian="OpenSymbol" style:font-family-asian="OpenSymbol" style:font-style-name-asian="Oblique" style:font-pitch-asian="variable" style:font-charset-asian="x-symbol" style:font-name-complex="OpenSymbol"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style:font-name="Bitstream Vera Sans2"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Titre_20_d_27_exercice" style:display-name="_Titre d'exercice" style:family="text">
      <style:text-properties fo:color="#52cc00" style:font-name="Bitstream Vera Sans1"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3"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style:font-name="Bitstream Vera Sans3"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style:font-name="Bitstream Vera Sans1" fo:font-family="'Bitstream Vera Sans'" style:font-style-name="Oblique" style:font-family-generic="swiss" style:font-pitch="variable" fo:font-size="11pt" fo:font-style="italic" style:text-underline-style="none"/>
    </style:style>
    <style:style style:name="_5f_Symbole" style:display-name="_Symbole" style:family="text" style:parent-style-name="_5f_BVS">
      <style:text-properties fo:color="#0000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1" fo:font-family="'Bitstream Vera Sans'" style:font-style-name="Oblique" style:font-family-generic="swiss" style:font-pitch="variable" fo:font-size="10pt" fo:font-style="normal"/>
    </style:style>
    <style:style style:name="Enonce_5f_Niv1" style:display-name="Enonce_Niv1" style:family="text">
      <style:text-properties fo:color="#ffffff" style:font-name="Bitstream Vera Sans1"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fo:font-size="8pt" fo:font-weight="bold" style:font-size-asian="10.5pt" style:font-weight-asian="bold" style:font-weight-complex="bold"/>
    </style:style>
    <style:style style:name="Bold_5f_rose" style:display-name="Bold_rose" style:family="text">
      <style:text-properties fo:color="#b763a6" fo:font-size="8pt" fo:font-weight="bold" style:font-size-asian="10.5pt" style:font-weight-asian="bold" style:font-weight-complex="bold"/>
    </style:style>
    <style:style style:name="Bold_5f_orange" style:display-name="Bold_orange" style:family="text">
      <style:text-properties fo:color="#d3802b" fo:font-size="8pt" fo:text-shadow="none" fo:font-weight="bold" style:font-size-asian="10.5pt" style:font-weight-asian="bold" style:font-weight-complex="bold"/>
    </style:style>
    <style:style style:name="Zeichenformat" style:family="text"/>
    <style:style style:name="Bold" style:family="text">
      <style:text-properties style:font-name="Bitstream Vera Sans3" fo:font-family="'Bitstream Vera Sans'" style:font-style-name="Roman" style:font-family-generic="swiss" style:font-pitch="variable" fo:font-size="10pt" fo:font-weight="bold" officeooo:rsid="0019262b" style:font-size-asian="10.5pt" style:font-weight-asian="bold" style:font-weight-complex="normal"/>
    </style:style>
    <style:style style:name="_5f_correction" style:display-name="_correction" style:family="text">
      <style:text-properties style:font-name="Bitstream Vera Sans5" fo:font-family="'Bitstream Vera Sans'" style:font-family-generic="roman" style:font-pitch="variable" fo:font-size="9pt" fo:font-weight="bold" style:font-size-asian="9pt" style:font-weight-asian="bold"/>
    </style:style>
    <style:style style:name="_2d_Numéros_20_de_20_s_27_entraîner_20_et_20_approfondir" style:display-name="-Numéros de s'entraîner et approfondir" style:family="text">
      <style:text-properties fo:color="#ffffff" style:font-name="Bitstream Vera Sans2"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fo:font-size="9pt" fo:text-shadow="none" fo:background-color="transparent"/>
    </style:style>
    <style:style style:name="_5f_Niveau_5f_jaune" style:display-name="_Niveau_jaune" style:family="text">
      <style:text-properties fo:color="#000000" style:font-name="Bitstream Vera Sans5" fo:font-family="'Bitstream Vera Sans'" style:font-family-generic="roman" style:font-pitch="variable" fo:font-size="10pt" style:text-underline-style="none" fo:font-weight="bold" fo:background-color="#ffff00" style:font-size-asian="10pt" style:font-weight-asian="bold"/>
    </style:style>
    <style:style style:name="_5f_variables" style:display-name="_variables" style:family="text">
      <style:text-properties fo:color="#0000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Puce_5f_enonce1" style:display-name="Puce_enonce1" style:family="text">
      <style:text-properties fo:color="#e8c32a" style:font-name="Bitstream Vera Sans3"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style:font-name="Bitstream Vera Sans5" fo:font-family="'Bitstream Vera Sans'" style:font-family-generic="roman" style:font-pitch="variable" fo:font-size="12pt" fo:font-style="normal" fo:font-weight="normal" style:font-size-asian="12pt" style:font-style-asian="normal" style:font-weight-asian="normal"/>
    </style:style>
    <style:style style:name="Puce_5f_enonce3" style:display-name="Puce_enonce3" style:family="text" style:parent-style-name="Puce_5f_enonce2">
      <style:text-properties fo:color="#c74028" style:font-size-asian="10.5pt"/>
    </style:style>
    <style:style style:name="Enonce_5f_Niv2" style:display-name="Enonce_Niv2" style:family="text" style:parent-style-name="Enonce_5f_Niv1">
      <style:text-properties fo:color="#ffffff" style:font-name="Bitstream Vera Sans"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style:font-name="Bitstream Vera Sans"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Police_20_par_20_défaut" style:display-name="Police par défaut" style:family="text"/>
    <style:style style:name="_2d_Numéros_20_de_20_s_27_entraîner" style:display-name="-Numéros de s'entraîner" style:family="text">
      <style:text-properties fo:color="#ffffff" style:font-name="Bitstream Vera Sans3"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style:font-name="Bitstream Vera Sans1"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style:font-name="Bitstream Vera Sans5"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style:font-name="Bitstream Vera Sans5" fo:font-family="'Bitstream Vera Sans'" style:font-family-generic="roman" style:font-pitch="variable" fo:font-size="13pt" fo:text-shadow="none" fo:font-weight="bold" fo:background-color="#800080" style:font-size-asian="13pt" style:font-weight-asian="bold"/>
    </style:style>
    <style:style style:name="knumerotitreA" style:family="text">
      <style:text-properties fo:color="#000000" style:font-name="Bitstream Vera Sans5"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Num_5f_T2" style:display-name="Num_T2" style:family="text">
      <style:text-properties fo:color="#9d0f89" style:font-name="Bitstream Vera Sans5"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style:font-name="Bitstream Vera Sans5"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style:font-name="Bitstream Vera Sans5" fo:font-family="'Bitstream Vera Sans'" style:font-family-generic="roman" style:font-pitch="variable" fo:font-size="9pt" fo:font-weight="bold" style:font-size-asian="9pt" style:font-weight-asian="bold"/>
    </style:style>
    <style:style style:name="_5f_Niveau_5f_orange" style:display-name="_Niveau_orange" style:family="text">
      <style:text-properties fo:color="#000000" style:font-name="Bitstream Vera Sans5" fo:font-family="'Bitstream Vera Sans'" style:font-family-generic="roman" style:font-pitch="variable" fo:font-size="10pt" style:text-underline-style="none" fo:font-weight="bold" fo:background-color="#ff0000" style:font-size-asian="10pt" style:font-weight-asian="bold"/>
    </style:style>
    <style:style style:name="niv1" style:family="text">
      <style:text-properties fo:color="#ffffff" style:font-name="Bitstream Vera Sans3"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style:font-name="Bitstream Vera Sans3"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style:font-name="Bitstream Vera Sans3" fo:font-family="'Bitstream Vera Sans'" style:font-style-name="Roman" style:font-family-generic="swiss" style:font-pitch="variable" fo:font-size="10pt" fo:font-weight="bold" style:font-size-asian="10.5pt" style:font-weight-asian="bold" style:font-weight-complex="normal" loext:shadow="none"/>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fo:background-color="#f39f3d"/>
    </style:style>
    <style:style style:name="_2d_Numéros_20_de_20_s_27_entraîner_20_et_20_approfondir_20_-_20_niv_20_1" style:display-name="-Numéros de s'entraîner et approfondir - niv 1" style:family="text">
      <style:text-properties fo:color="#000000" style:font-name="Bitstream Vera Sans3"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style:font-name="Bitstream Vera Sans3" fo:font-family="'Bitstream Vera Sans'" style:font-style-name="Roman" style:font-family-generic="swiss" style:font-pitch="variable" fo:font-size="10pt" fo:font-weight="bold" style:font-size-asian="10.5pt"/>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opensymbol" style:display-name="_opensymbol" style:family="text">
      <style:text-properties style:font-name="OpenSymbol1" fo:font-family="OpenSymbol" style:font-pitch="variable" style:font-charset="x-symbol" fo:font-size="10pt" fo:font-style="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3"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3"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3">
      <text:list-level-style-bullet text:level="1"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3"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_5f_Exo" style:display-name="Num_Exo" text:consecutive-numbering="true">
      <text:list-level-style-number text:level="1" text:style-name="Enonce_5f_Niv3"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9665*"/>
    </style:style>
    <style:style style:name="Tableau18.1" style:family="table-row">
      <style:table-row-properties style:min-row-height="1.199cm"/>
    </style:style>
    <style:style style:name="Tableau18.A1" style:family="table-cell">
      <style:table-cell-properties style:vertical-align="middle" fo:padding="0cm" fo:border="none"/>
    </style:style>
    <style:style style:name="Tableau18.B1.1" style:family="table-column">
      <style:table-column-properties style:rel-column-width="37954*"/>
    </style:style>
    <style:style style:name="Tableau18.B1.2" style:family="table-column">
      <style:table-column-properties style:rel-column-width="1711*"/>
    </style:style>
    <style:style style:name="Tableau18.B1.1" style:family="table-row">
      <style:table-row-properties style:min-row-height="0.6cm"/>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Header">
      <style:text-properties fo:font-size="14pt" style:font-size-asian="14pt" style:font-size-complex="14pt"/>
    </style:style>
    <style:style style:name="MP7" style:family="paragraph" style:parent-style-name="Header">
      <style:paragraph-properties fo:text-align="end" style:justify-single-word="false"/>
      <style:text-properties fo:font-size="12pt" style:font-size-asian="12pt" style:font-size-complex="12pt"/>
    </style:style>
    <style:style style:name="MP8" style:family="paragraph" style:parent-style-name="Standard">
      <style:text-properties fo:font-size="2pt" style:font-size-asian="2pt" style:font-size-complex="2pt"/>
    </style:style>
    <style:style style:name="MP9"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Footer">
      <style:paragraph-properties fo:margin-left="1.101cm" fo:margin-right="0cm" fo:text-indent="0cm" style:auto-text-indent="fals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MP11" style:family="paragraph" style:parent-style-name="Header">
      <style:text-properties fo:font-size="3pt" style:font-size-asian="4pt" style:font-size-complex="4pt"/>
    </style:style>
    <style:style style:name="MP12" style:family="paragraph" style:parent-style-name="Header">
      <style:paragraph-properties fo:margin-left="6.399cm" fo:margin-right="0cm" fo:text-indent="0cm" style:auto-text-indent="false"/>
      <style:text-properties style:font-name="Bitstream Vera Sans2" fo:font-size="13pt" fo:font-weight="bold" style:font-size-asian="13pt" style:font-weight-asian="bold" style:font-size-complex="13pt" style:font-weight-complex="bold"/>
    </style:style>
    <style:style style:name="MP13" style:family="paragraph" style:parent-style-name="Header">
      <style:paragraph-properties fo:margin-left="7.001cm" fo:margin-right="0cm" fo:text-indent="0cm" style:auto-text-indent="false"/>
      <style:text-properties style:font-name="Bitstream Vera Sans2" fo:font-size="11pt" fo:font-weight="normal" style:font-size-asian="11pt" style:font-weight-asian="normal" style:font-size-complex="11pt" style:font-weight-complex="normal"/>
    </style:style>
    <style:style style:name="MP14" style:family="paragraph" style:parent-style-name="Footer">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16"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MP17" style:family="paragraph" style:parent-style-name="Footer">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18"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19"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MP20"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MP21" style:family="paragraph" style:parent-style-name="Standard">
      <style:text-properties fo:font-size="6pt" style:font-size-asian="6pt" style:font-size-complex="6pt"/>
    </style:style>
    <style:style style:name="MP22" style:family="paragraph" style:parent-style-name="Footer">
      <style:paragraph-properties fo:margin-left="0cm" fo:margin-right="0.7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Footer">
      <style:paragraph-properties fo:margin-left="0.7cm" fo:margin-right="0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24"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style:font-name="Bitstream Vera Sans2" fo:font-size="11pt" fo:font-style="italic" fo:font-weight="bold" style:font-size-asian="11pt" style:font-style-asian="italic" style:font-weight-asian="bold" style:font-size-complex="11pt" style:font-style-complex="italic" style:font-weight-complex="bold"/>
    </style:style>
    <style:style style:name="MP25"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style:font-name="Bitstream Vera Sans2" fo:font-size="11pt" fo:font-style="italic" fo:font-weight="bold" style:font-size-asian="11pt" style:font-style-asian="italic" style:font-weight-asian="bold" style:font-size-complex="11pt" style:font-style-complex="italic" style:font-weight-complex="bold"/>
    </style:style>
    <style:style style:name="MP26"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MP27" style:family="paragraph" style:parent-style-name="_5f_En-tête">
      <style:text-properties fo:language="zxx" fo:country="none" officeooo:rsid="00336525" officeooo:paragraph-rsid="00336525" style:language-asian="zxx" style:country-asian="none"/>
    </style:style>
    <style:style style:name="MP28" style:family="paragraph">
      <loext:graphic-properties draw:fill="solid" draw:fill-color="#9d0f89"/>
    </style:style>
    <style:style style:name="MP29" style:family="paragraph">
      <style:paragraph-properties fo:text-align="center"/>
    </style:style>
    <style:style style:name="MP30" style:family="paragraph">
      <loext:graphic-properties draw:fill="none" draw:fill-color="#ffffff"/>
      <style:paragraph-properties fo:text-align="center"/>
      <style:text-properties fo:color="#ffffff" style:font-name="Bitstream Vera Sans2" fo:font-size="16pt" fo:font-weight="bold" style:font-size-asian="16pt" style:font-weight-asian="bold" style:font-size-complex="16pt" style:font-weight-complex="bold"/>
    </style:style>
    <style:style style:name="MP31" style:family="paragraph" style:parent-style-name="Footer">
      <style:text-properties officeooo:rsid="00178920" officeooo:paragraph-rsid="00178920"/>
    </style:style>
    <style:style style:name="MP32" style:family="paragraph" style:parent-style-name="Folio">
      <style:paragraph-properties fo:text-align="center" style:justify-single-word="false"/>
      <style:text-properties fo:font-size="8pt" officeooo:paragraph-rsid="001ce334" style:font-size-asian="8pt" style:font-size-complex="8pt"/>
    </style:style>
    <style:style style:name="MP33"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4" style:family="paragraph" style:parent-style-name="Footer">
      <style:text-properties officeooo:paragraph-rsid="00224d50"/>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T4" style:family="text">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MT5" style:family="text">
      <style:text-properties fo:color="#ffffff" style:font-name="Bitstream Vera Sans2" fo:font-size="16pt" fo:font-weight="bold" style:font-size-asian="16pt" style:font-weight-asian="bold" style:font-size-complex="16pt" style:font-weight-complex="bold"/>
    </style:style>
    <style:style style:name="MT6" style:family="text">
      <style:text-properties officeooo:rsid="0005aabe"/>
    </style:style>
    <style:style style:name="MT7" style:family="text">
      <style:text-properties officeooo:rsid="000ec334"/>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9d0f89"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9"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17BE3ED7BC77107C.png" xlink:type="simple" xlink:actuate="onLoad" style:repeat="stretch"/>
        </style:header-footer-properties>
      </style:header-style>
      <style:footer-style/>
    </style:page-layout>
    <style:page-layout style:name="Mpm11"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4"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1.999cm" fo:page-height="30.7cm" style:num-format="1" style:print-orientation="portrait" fo:margin-top="1.199cm" fo:margin-bottom="1.101cm" fo:margin-left="1.7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0084d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1.999cm" fo:page-height="30.7cm" style:num-format="1" style:print-orientation="portrait" fo:margin-top="1.199cm" fo:margin-bottom="1.101cm" fo:margin-left="1.499cm" fo:margin-right="1.7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0084d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9d0f89"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du_20_livret_20_pair" style:display-name="_Fiche du livret pair" style:page-layout-name="Mpm8">
      <style:header>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Standard"/>
              </table:table-cell>
              <table:table-cell>
                <table:table table:is-sub-table="true">
                  <table:table-column table:style-name="Tableau18.B1.1"/>
                  <table:table-column table:style-name="Tableau18.B1.2"/>
                  <table:table-row table:style-name="Tableau18.B1.1">
                    <table:table-cell table:style-name="Tableau18.A1" office:value-type="string">
                      <text:p text:style-name="MP6">N4 : Fractions</text:p>
                    </table:table-cell>
                    <table:table-cell table:style-name="Tableau18.A1" office:value-type="string">
                      <text:p text:style-name="MP6"/>
                    </table:table-cell>
                  </table:table-row>
                  <table:table-row table:style-name="Tableau18.B1.1">
                    <table:table-cell table:style-name="Tableau18.A1" office:value-type="string">
                      <text:p text:style-name="MP7">Série 1 : Fractions et parts</text:p>
                    </table:table-cell>
                    <table:table-cell table:style-name="Tableau18.A1" office:value-type="string">
                      <text:p text:style-name="MP7"/>
                    </table:table-cell>
                  </table:table-row>
                </table:table>
              </table:table-cell>
            </table:table-row>
          </table:table-header-rows>
        </table:table>
        <text:p text:style-name="MP8"/>
      </style:header>
    </style:master-page>
    <style:master-page style:name="_5f_Fiche_20_éditeur_20_série_20_1_20_impaire_20__28_D_29_" style:display-name="_Fiche éditeur série 1 impaire (D)" style:page-layout-name="Mpm9" style:next-style-name="_5f_Fiche_20_éditeur_20_série_20_1_20_paire_20__28_G_29_">
      <style:header>
        <text:p text:style-name="MP3"><text:span text:style-name="MT1">Série 1 :</text:span> <text:span text:style-name="MT1">???</text:span></text:p>
      </style:header>
      <style:footer>
        <text:p text:style-name="MP9">Chapitre ? : ...</text:p>
      </style:footer>
      <style:footer-left>
        <text:p text:style-name="MP10">Série 1 :<text:tab/><text:tab/> <text:s text:c="43"/>Chapitre G? : ...</text:p>
      </style:footer-left>
    </style:master-page>
    <style:master-page style:name="_5f_Fiche_20_format_20_Site" style:display-name="_Fiche format Site" style:page-layout-name="Mpm10">
      <style:header>
        <text:p text:style-name="MP11"/>
        <text:p text:style-name="MP12"><text:span text:style-name="MT2">Chapitre N3 :</text:span> <text:span text:style-name="MT3">Nombres fractions</text:span></text:p>
        <text:p text:style-name="MP13">Série 2 : Fractions et partage <text:s text:c="75"/></text:p>
      </style:header>
    </style:master-page>
    <style:master-page style:name="_5f_Fiche_20_éditeur_20_série_20_2_20_impaire_20__28_D_29_" style:display-name="_Fiche éditeur série 2 impaire (D)" style:page-layout-name="Mpm11" style:next-style-name="_5f_Fiche_20_éditeur_20_série_20_2_20_paire_20__28_G_29_">
      <style:header>
        <text:p text:style-name="MP3"><text:span text:style-name="MT1">Série 2 :</text:span> <text:span text:style-name="MT1">???</text:span></text:p>
      </style:header>
      <style:footer>
        <text:p text:style-name="MP9">Chapitre <text:span text:style-name="MT4">? : ...</text:span></text:p>
      </style:footer>
      <style:footer-left>
        <text:p text:style-name="MP10">Série 2 :<text:tab/> <text:s text:c="87"/>Chapitre G? : ...</text:p>
      </style:footer-left>
    </style:master-page>
    <style:master-page style:name="_5f_Fiche_20_éditeur_20_série_20_3_20_impaire_20__28_D_29_" style:display-name="_Fiche éditeur série 3 impaire (D)" style:page-layout-name="Mpm11" style:next-style-name="_5f_Fiche_20_éditeur_20_série_20_3_20_paire_20__28_G_29_">
      <style:header>
        <text:p text:style-name="MP3"><text:span text:style-name="MT1">Série 3 :</text:span> <text:span text:style-name="MT1">???</text:span></text:p>
      </style:header>
      <style:footer>
        <text:p text:style-name="MP9">Chapitre ? : ...</text:p>
      </style:footer>
      <style:footer-left>
        <text:p text:style-name="MP14"/>
      </style:footer-left>
    </style:master-page>
    <style:master-page style:name="_5f_Fiche_20_éditeur_20_série_20_4_20_impaire_20__28_D_29_" style:display-name="_Fiche éditeur série 4 impaire (D)" style:page-layout-name="Mpm12" style:next-style-name="_5f_Fiche_20_éditeur_20_série_20_4_20_paire_20__28_G_29_">
      <style:header>
        <text:p text:style-name="MP15">Série 4 : ???</text:p>
      </style:header>
      <style:footer>
        <text:p text:style-name="MP16">Chapitre ? : ...</text:p>
      </style:footer>
      <style:footer-left>
        <text:p text:style-name="MP14"/>
      </style:footer-left>
    </style:master-page>
    <style:master-page style:name="_5f_Fiche_20_éditeur_20_synthèse_20_impaire_20__28_D_29_" style:display-name="_Fiche éditeur synthèse impaire (D)" style:page-layout-name="Mpm12" style:next-style-name="_5f_Fiche_20_éditeur_20_synthèse_20_paire_20__28_G_29_">
      <style:header>
        <text:p text:style-name="MP15">Synthèse</text:p>
      </style:header>
      <style:footer>
        <text:p text:style-name="MP9">Chapitre ? : ...</text:p>
      </style:footer>
      <style:footer-left>
        <text:p text:style-name="MP17"/>
      </style:footer-left>
    </style:master-page>
    <style:master-page style:name="_5f_Fiche_20_éditeur_20_série_20_1_20_paire_20__28_G_29_" style:display-name="_Fiche éditeur série 1 paire (G)" style:page-layout-name="Mpm13"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2_20_paire_20__28_G_29_" style:display-name="_Fiche éditeur série 2 paire (G)" style:page-layout-name="Mpm14" style:next-style-name="_5f_Fiche_20_éditeur_20_série_20_2_20_impaire_20__28_D_29_">
      <style:header>
        <text:p text:style-name="MP18">Série 2: Multiplier deux nombres relatifs</text:p>
      </style:header>
      <style:footer>
        <text:h text:style-name="MP19" text:outline-level="1">Chapitre A2: Nombres relatifs</text:h>
      </style:footer>
    </style:master-page>
    <style:master-page style:name="_5f_Fiche_20_éditeur_20_série_20_3_20_paire_20__28_G_29_" style:display-name="_Fiche éditeur série 3 paire (G)" style:page-layout-name="Mpm14" style:next-style-name="_5f_Fiche_20_éditeur_20_série_20_3_20_impaire_20__28_D_29_">
      <style:header>
        <text:p text:style-name="MP15">Série 3 : ???</text:p>
      </style:header>
      <style:footer>
        <text:p text:style-name="MP20">Chapitre ? : ...</text:p>
      </style:footer>
    </style:master-page>
    <style:master-page style:name="_5f_Fiche_20_éditeur_20_série_20_4_20_paire_20__28_G_29_" style:display-name="_Fiche éditeur série 4 paire (G)" style:page-layout-name="Mpm14" style:next-style-name="_5f_Fiche_20_éditeur_20_série_20_4_20_impaire_20__28_D_29_">
      <style:header>
        <text:p text:style-name="MP15">Série 4 : ???</text:p>
      </style:header>
      <style:footer>
        <text:p text:style-name="MP20">Chapitre ? : ...</text:p>
      </style:footer>
    </style:master-page>
    <style:master-page style:name="_5f_Fiche_20_éditeur_20_synthèse_20_paire_20__28_G_29_" style:display-name="_Fiche éditeur synthèse paire (G)" style:page-layout-name="Mpm14" style:next-style-name="_5f_Fiche_20_éditeur_20_synthèse_20_impaire_20__28_D_29_">
      <style:header>
        <text:p text:style-name="MP15">Synthèse</text:p>
      </style:header>
      <style:footer>
        <text:p text:style-name="MP4">Chapitre ? : ...</text:p>
      </style:footer>
    </style:master-page>
    <style:master-page style:name="_5f_Fiche_20_du_20_livret_20_Génération_20_5" style:display-name="_Fiche du livret Génération 5" style:page-layout-name="Mpm15">
      <style:header>
        <text:p text:style-name="MP21"><text:tab/><text:tab/><text:tab/><text:tab/><text:tab/><text:tab/></text:p>
        <text:p text:style-name="MP21"/>
      </style:header>
      <style:footer>
        <text:p text:style-name="MP22">Chapitre G? :<text:tab/><text:tab/> <text:s text:c="93"/>Série ? :</text:p>
      </style:footer>
      <style:footer-left>
        <text:p text:style-name="MP23">Série ? :<text:tab/><text:tab/> <text:s text:c="92"/>Chapitre G? :</text:p>
      </style:footer-left>
    </style:master-page>
    <style:master-page style:name="Right_20_Page" style:display-name="Right Page" style:page-layout-name="Mpm16"/>
    <style:master-page style:name="Left_20_Page" style:display-name="Left Page" style:page-layout-name="Mpm17" style:next-style-name="Right_20_Page"/>
    <style:master-page style:name="_5f_Fiche_20_éditeur_20_série_20_5_20_impaire_20__28_D_29_" style:display-name="_Fiche éditeur série 5 impaire (D)" style:page-layout-name="Mpm18" style:next-style-name="_5f_Fiche_20_éditeur_20_série_20_5_20_paire_20__28_G_29_">
      <style:header>
        <text:p text:style-name="Header">Série 5 : Graphiques</text:p>
      </style:header>
      <style:footer>
        <text:p text:style-name="MP16">Chapitre D1 : Proportionnalité</text:p>
      </style:footer>
      <style:footer-left>
        <text:p text:style-name="MP24">Chapitre D1 : Proportionnalité</text:p>
      </style:footer-left>
    </style:master-page>
    <style:master-page style:name="_5f_Fiche_20_éditeur_20_série_20_5_20_paire_20__28_G_29_" style:display-name="_Fiche éditeur série 5 paire (G)" style:page-layout-name="Mpm19" style:next-style-name="_5f_Fiche_20_éditeur_20_série_20_5_20_impaire_20__28_D_29_">
      <style:header>
        <text:p text:style-name="Header">Série 5 : Graphiques</text:p>
      </style:header>
      <style:footer>
        <text:p text:style-name="MP25">Proportionnalité : Chapitre D1</text:p>
      </style:footer>
      <style:footer-left>
        <text:p text:style-name="MP26">Chapitre D1 : Proportionnalité</text:p>
      </style:footer-left>
    </style:master-page>
    <style:master-page style:name="First_20_Page" style:display-name="First Page" style:page-layout-name="Mpm20" style:next-style-name="Standard"/>
    <style:master-page style:name="Envelope" style:page-layout-name="Mpm21"/>
    <style:master-page style:name="Index" style:page-layout-name="Mpm20"/>
    <style:master-page style:name="Footnote" style:page-layout-name="Mpm22"/>
    <style:master-page style:name="Landscape" style:page-layout-name="Mpm23"/>
    <style:master-page style:name="_5f_Fiche_20_éditeur_20_série_20_2_20_une_20_colonne_20_impaire_20__28_G_29_" style:display-name="_Fiche éditeur série 2 une colonne impaire (G)" style:page-layout-name="Mpm24">
      <style:header>
        <text:p text:style-name="MP27"><draw:path text:anchor-type="paragraph" draw:z-index="5" draw:style-name="Mgr1" draw:text-style-name="MP28" svg:width="4.329cm" svg:height="2.24cm" svg:x="-1.499cm" svg:y="-1cm" svg:viewBox="0 0 4330 2241" svg:d="M0 2241l3984-288c209-15 363-168 345-342l-170-1611h-4159z"><text:p/></draw:path><draw:frame text:anchor-type="paragraph" draw:z-index="7" draw:style-name="Mgr2" draw:text-style-name="MP30" svg:width="2.703cm" svg:height="0.715cm" draw:transform="rotate (0.0872664625997165) translate (-0.172861111111111cm 0.218722222222222cm)"><draw:text-box><text:p text:style-name="MP29"><text:span text:style-name="MT5">Série 3</text:span></text:p></draw:text-box></draw:frame><draw:line text:anchor-type="paragraph" draw:z-index="11" draw:style-name="Mgr3" draw:text-style-name="MP29" svg:x1="10.938cm" svg:y1="0.36cm" svg:x2="20.497cm" svg:y2="0.36cm"><text:p/></draw:line>Modéliser une situation</text:p>
      </style:header>
      <style:footer>
        <text:p text:style-name="MP31"><draw:frame draw:style-name="Mfr1" draw:name="Cadre1" text:anchor-type="paragraph" svg:y="-0.06cm" draw:z-index="1"><draw:text-box fo:min-height="0.499cm" fo:min-width="1cm"><draw:frame draw:style-name="Mfr2" draw:name="Cadre2" text:anchor-type="frame" svg:x="0.45cm" svg:y="0.079cm" svg:width="0.817cm" draw:z-index="3"><draw:text-box fo:min-height="0.355cm"><text:p text:style-name="MP32"><draw:g text:anchor-type="paragraph" draw:z-index="9" draw:style-name="Mgr4"><draw:path draw:style-name="Mgr5" draw:text-style-name="MP33" svg:width="0.855cm" svg:height="1.172cm" svg:x="-0.03cm" svg:y="-0.194cm" svg:viewBox="0 0 856 1173" svg:d="M856 1173h-856v-991c0-100 79-182 175-182h505c97 0 176 82 176 182z"><text:p/></draw:path></draw:g><text:page-number text:select-page="current">64</text:page-number></text:p></draw:text-box></draw:frame><text:p text:style-name="MP34"><text:span text:style-name="MT6">Fonctions</text:span> • <text:span text:style-name="MT7">B3</text:span></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04-21T16:22:20.608000000</dc:date>
    <meta:printed-by>Katia Hache</meta:printed-by>
    <meta:print-date>2008-12-06T20:07:18</meta:print-date>
    <meta:editing-cycles>104</meta:editing-cycles>
    <meta:editing-duration>P1DT5H18M3S</meta:editing-duration>
    <meta:document-statistic meta:table-count="2" meta:image-count="0" meta:object-count="0" meta:page-count="2" meta:paragraph-count="168" meta:word-count="749" meta:character-count="4132" meta:non-whitespace-character-count="3012"/>
    <meta:user-defined meta:name="Info 1"/>
    <meta:user-defined meta:name="Info 2"/>
    <meta:user-defined meta:name="Info 3"/>
    <meta:user-defined meta:name="Info 4"/>
  </office:meta>
</office:document-meta>
</file>